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style:text-line-through-style="solid" style:text-line-through-type="single" officeooo:rsid="15920f8b" officeooo:paragraph-rsid="15920f8b"/>
    </style:style>
    <style:style style:name="P7" style:family="paragraph" style:parent-style-name="Text_20_body">
      <style:paragraph-properties fo:text-align="end" style:justify-single-word="false"/>
      <style:text-properties style:text-line-through-style="solid" style:text-line-through-type="single" officeooo:rsid="15adb055" officeooo:paragraph-rsid="15adb055"/>
    </style:style>
    <style:style style:name="P8" style:family="paragraph" style:parent-style-name="Text_20_body">
      <style:text-properties officeooo:rsid="137db13f" officeooo:paragraph-rsid="137db13f"/>
    </style:style>
    <style:style style:name="P9" style:family="paragraph" style:parent-style-name="Text_20_body">
      <style:text-properties officeooo:rsid="137e7b6d" officeooo:paragraph-rsid="137e7b6d"/>
    </style:style>
    <style:style style:name="P10" style:family="paragraph" style:parent-style-name="Text_20_body">
      <style:text-properties officeooo:rsid="137ff1b6" officeooo:paragraph-rsid="137ff1b6"/>
    </style:style>
    <style:style style:name="P11" style:family="paragraph" style:parent-style-name="Text_20_body">
      <style:text-properties officeooo:rsid="1381b063" officeooo:paragraph-rsid="1381b063"/>
    </style:style>
    <style:style style:name="P12" style:family="paragraph" style:parent-style-name="Text_20_body">
      <style:text-properties officeooo:rsid="13862c86" officeooo:paragraph-rsid="13862c86"/>
    </style:style>
    <style:style style:name="P13" style:family="paragraph" style:parent-style-name="Text_20_body">
      <style:text-properties officeooo:rsid="13862c86" officeooo:paragraph-rsid="13c517c2"/>
    </style:style>
    <style:style style:name="P14" style:family="paragraph" style:parent-style-name="Text_20_body">
      <style:text-properties officeooo:rsid="13881fdb" officeooo:paragraph-rsid="13c517c2"/>
    </style:style>
    <style:style style:name="P15" style:family="paragraph" style:parent-style-name="Text_20_body">
      <style:text-properties officeooo:rsid="13881fdb" officeooo:paragraph-rsid="13899dca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f0f02" officeooo:paragraph-rsid="13af0f02"/>
    </style:style>
    <style:style style:name="P18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9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0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1" style:family="paragraph" style:parent-style-name="Text_20_body">
      <style:text-properties fo:language="cs" fo:country="CZ" officeooo:rsid="14216454" officeooo:paragraph-rsid="14216454"/>
    </style:style>
    <style:style style:name="P22" style:family="paragraph" style:parent-style-name="Text_20_body">
      <style:text-properties fo:language="cs" fo:country="CZ" officeooo:rsid="14234caf" officeooo:paragraph-rsid="14234caf"/>
    </style:style>
    <style:style style:name="P23" style:family="paragraph" style:parent-style-name="Text_20_body">
      <style:text-properties officeooo:rsid="13a69c94" officeooo:paragraph-rsid="13ea7785"/>
    </style:style>
    <style:style style:name="P24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5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6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7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8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9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0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1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2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3" style:family="paragraph" style:parent-style-name="Text_20_body">
      <style:text-properties officeooo:rsid="13e025d9" officeooo:paragraph-rsid="13e025d9"/>
    </style:style>
    <style:style style:name="P34" style:family="paragraph" style:parent-style-name="Text_20_body">
      <style:text-properties officeooo:rsid="13e212f3" officeooo:paragraph-rsid="13e025d9"/>
    </style:style>
    <style:style style:name="P35" style:family="paragraph" style:parent-style-name="Text_20_body">
      <style:text-properties officeooo:rsid="13e212f3" officeooo:paragraph-rsid="13e212f3"/>
    </style:style>
    <style:style style:name="P36" style:family="paragraph" style:parent-style-name="Text_20_body">
      <style:text-properties officeooo:rsid="13e34596" officeooo:paragraph-rsid="13e212f3"/>
    </style:style>
    <style:style style:name="P37" style:family="paragraph" style:parent-style-name="Text_20_body">
      <style:text-properties officeooo:rsid="13e510dd" officeooo:paragraph-rsid="13e510dd"/>
    </style:style>
    <style:style style:name="P38" style:family="paragraph" style:parent-style-name="Text_20_body">
      <style:text-properties officeooo:rsid="13e65fb2" officeooo:paragraph-rsid="13e65fb2"/>
    </style:style>
    <style:style style:name="P39" style:family="paragraph" style:parent-style-name="Text_20_body">
      <style:text-properties officeooo:rsid="13e69bd7" officeooo:paragraph-rsid="13e69bd7"/>
    </style:style>
    <style:style style:name="P40" style:family="paragraph" style:parent-style-name="Text_20_body">
      <style:text-properties officeooo:rsid="13e78a00" officeooo:paragraph-rsid="13e69bd7"/>
    </style:style>
    <style:style style:name="P41" style:family="paragraph" style:parent-style-name="Text_20_body">
      <style:text-properties officeooo:rsid="13ea4937" officeooo:paragraph-rsid="13ea4937"/>
    </style:style>
    <style:style style:name="P42" style:family="paragraph" style:parent-style-name="Text_20_body">
      <style:text-properties officeooo:rsid="13ea7785" officeooo:paragraph-rsid="13ea7785"/>
    </style:style>
    <style:style style:name="P43" style:family="paragraph" style:parent-style-name="Text_20_body">
      <style:text-properties officeooo:rsid="13eb9ba7" officeooo:paragraph-rsid="13eb9ba7"/>
    </style:style>
    <style:style style:name="P44" style:family="paragraph" style:parent-style-name="Text_20_body">
      <style:text-properties officeooo:rsid="13ecf768" officeooo:paragraph-rsid="13ecf768"/>
    </style:style>
    <style:style style:name="P45" style:family="paragraph" style:parent-style-name="Text_20_body">
      <style:text-properties officeooo:rsid="135e1072" officeooo:paragraph-rsid="13f39f28"/>
    </style:style>
    <style:style style:name="P46" style:family="paragraph" style:parent-style-name="Text_20_body">
      <style:text-properties officeooo:rsid="13acaa82" officeooo:paragraph-rsid="13acaa82"/>
    </style:style>
    <style:style style:name="P47" style:family="paragraph" style:parent-style-name="Text_20_body">
      <style:text-properties officeooo:rsid="13fe2abf" officeooo:paragraph-rsid="13fe2abf"/>
    </style:style>
    <style:style style:name="P48" style:family="paragraph" style:parent-style-name="Text_20_body">
      <style:text-properties officeooo:rsid="140076a0" officeooo:paragraph-rsid="140076a0"/>
    </style:style>
    <style:style style:name="P49" style:family="paragraph" style:parent-style-name="Text_20_body">
      <style:text-properties officeooo:rsid="1414e7bf" officeooo:paragraph-rsid="1414e7bf"/>
    </style:style>
    <style:style style:name="P50" style:family="paragraph" style:parent-style-name="Text_20_body">
      <style:text-properties officeooo:rsid="14170307" officeooo:paragraph-rsid="14170307"/>
    </style:style>
    <style:style style:name="P51" style:family="paragraph" style:parent-style-name="Text_20_body">
      <style:text-properties officeooo:rsid="1401c6da" officeooo:paragraph-rsid="14170307"/>
    </style:style>
    <style:style style:name="P52" style:family="paragraph" style:parent-style-name="Text_20_body">
      <style:text-properties officeooo:rsid="1393b52c" officeooo:paragraph-rsid="139431d2"/>
    </style:style>
    <style:style style:name="P53" style:family="paragraph" style:parent-style-name="Text_20_body">
      <style:text-properties officeooo:rsid="14340fe0" officeooo:paragraph-rsid="14340fe0"/>
    </style:style>
    <style:style style:name="P54" style:family="paragraph" style:parent-style-name="Text_20_body">
      <style:text-properties officeooo:rsid="1424781f" officeooo:paragraph-rsid="1428ab36"/>
    </style:style>
    <style:style style:name="P55" style:family="paragraph" style:parent-style-name="Text_20_body">
      <style:text-properties officeooo:rsid="13a59285" officeooo:paragraph-rsid="13ea7785"/>
    </style:style>
    <style:style style:name="P56" style:family="paragraph" style:parent-style-name="Text_20_body">
      <style:text-properties officeooo:rsid="1443c0a0" officeooo:paragraph-rsid="1443c0a0"/>
    </style:style>
    <style:style style:name="P57" style:family="paragraph" style:parent-style-name="Text_20_body">
      <style:text-properties officeooo:rsid="144834f2" officeooo:paragraph-rsid="144834f2"/>
    </style:style>
    <style:style style:name="P58" style:family="paragraph" style:parent-style-name="Text_20_body">
      <style:text-properties officeooo:rsid="1396d1dd" officeooo:paragraph-rsid="1396d1dd"/>
    </style:style>
    <style:style style:name="P59" style:family="paragraph" style:parent-style-name="Text_20_body">
      <style:text-properties officeooo:rsid="14496172" officeooo:paragraph-rsid="14496172"/>
    </style:style>
    <style:style style:name="P60" style:family="paragraph" style:parent-style-name="Text_20_body">
      <style:text-properties officeooo:rsid="144cc1ca" officeooo:paragraph-rsid="144cc1ca"/>
    </style:style>
    <style:style style:name="P61" style:family="paragraph" style:parent-style-name="Text_20_body">
      <style:text-properties officeooo:rsid="1450a7bf" officeooo:paragraph-rsid="1450a7bf"/>
    </style:style>
    <style:style style:name="P62" style:family="paragraph" style:parent-style-name="Text_20_body">
      <style:text-properties officeooo:rsid="1454b333" officeooo:paragraph-rsid="1454b333"/>
    </style:style>
    <style:style style:name="P63" style:family="paragraph" style:parent-style-name="Text_20_body">
      <style:text-properties officeooo:rsid="1456c611" officeooo:paragraph-rsid="1456c611"/>
    </style:style>
    <style:style style:name="P64" style:family="paragraph" style:parent-style-name="Text_20_body">
      <style:text-properties officeooo:rsid="14597aca" officeooo:paragraph-rsid="14597aca"/>
    </style:style>
    <style:style style:name="P65" style:family="paragraph" style:parent-style-name="Text_20_body">
      <style:text-properties officeooo:rsid="145b9112" officeooo:paragraph-rsid="145b9112"/>
    </style:style>
    <style:style style:name="P66" style:family="paragraph" style:parent-style-name="Text_20_body">
      <style:text-properties officeooo:rsid="13a8a614" officeooo:paragraph-rsid="13a8a614" fo:background-color="#dddddd"/>
    </style:style>
    <style:style style:name="P67" style:family="paragraph" style:parent-style-name="Text_20_body">
      <style:text-properties officeooo:rsid="138cf3e9" officeooo:paragraph-rsid="138cf3e9" fo:background-color="#dddddd"/>
    </style:style>
    <style:style style:name="P68" style:family="paragraph" style:parent-style-name="Text_20_body">
      <style:text-properties officeooo:rsid="147169cf" officeooo:paragraph-rsid="147169cf"/>
    </style:style>
    <style:style style:name="P69" style:family="paragraph" style:parent-style-name="Text_20_body">
      <style:text-properties officeooo:rsid="14719e41" officeooo:paragraph-rsid="14719e41"/>
    </style:style>
    <style:style style:name="P70" style:family="paragraph" style:parent-style-name="Text_20_body">
      <style:text-properties officeooo:rsid="1471cc7f" officeooo:paragraph-rsid="1471cc7f"/>
    </style:style>
    <style:style style:name="P71" style:family="paragraph" style:parent-style-name="Text_20_body">
      <style:text-properties officeooo:rsid="14761e98" officeooo:paragraph-rsid="14761e98"/>
    </style:style>
    <style:style style:name="P72" style:family="paragraph" style:parent-style-name="Text_20_body">
      <style:text-properties officeooo:rsid="147723ad" officeooo:paragraph-rsid="147723ad"/>
    </style:style>
    <style:style style:name="P73" style:family="paragraph" style:parent-style-name="Text_20_body">
      <style:text-properties officeooo:rsid="147bfa11" officeooo:paragraph-rsid="147bfa11"/>
    </style:style>
    <style:style style:name="P74" style:family="paragraph" style:parent-style-name="Text_20_body">
      <style:text-properties officeooo:rsid="14b97049" officeooo:paragraph-rsid="14b97049"/>
    </style:style>
    <style:style style:name="P75" style:family="paragraph" style:parent-style-name="Text_20_body">
      <style:text-properties officeooo:rsid="14e5549f" officeooo:paragraph-rsid="14e5549f"/>
    </style:style>
    <style:style style:name="P76" style:family="paragraph" style:parent-style-name="Text_20_body">
      <style:text-properties officeooo:rsid="14eaba15" officeooo:paragraph-rsid="14eaba15"/>
    </style:style>
    <style:style style:name="P77" style:family="paragraph" style:parent-style-name="Text_20_body">
      <style:text-properties officeooo:rsid="14f64330" officeooo:paragraph-rsid="14f64330"/>
    </style:style>
    <style:style style:name="P78" style:family="paragraph" style:parent-style-name="Text_20_body">
      <style:text-properties officeooo:rsid="14f793c6" officeooo:paragraph-rsid="14f793c6"/>
    </style:style>
    <style:style style:name="P79" style:family="paragraph" style:parent-style-name="Text_20_body">
      <style:text-properties officeooo:rsid="14fe6388" officeooo:paragraph-rsid="14fe6388"/>
    </style:style>
    <style:style style:name="P80" style:family="paragraph" style:parent-style-name="Text_20_body">
      <style:text-properties officeooo:rsid="1508b4ed" officeooo:paragraph-rsid="1508b4ed"/>
    </style:style>
    <style:style style:name="P81" style:family="paragraph" style:parent-style-name="Text_20_body">
      <style:text-properties officeooo:rsid="150a91f1" officeooo:paragraph-rsid="150a91f1"/>
    </style:style>
    <style:style style:name="P82" style:family="paragraph" style:parent-style-name="Text_20_body">
      <style:text-properties officeooo:rsid="150b449c" officeooo:paragraph-rsid="150b449c"/>
    </style:style>
    <style:style style:name="P83" style:family="paragraph" style:parent-style-name="Text_20_body">
      <style:text-properties officeooo:rsid="150e5e52" officeooo:paragraph-rsid="150e5e52"/>
    </style:style>
    <style:style style:name="P84" style:family="paragraph" style:parent-style-name="Text_20_body">
      <style:text-properties officeooo:rsid="150e5e52" officeooo:paragraph-rsid="15356d33"/>
    </style:style>
    <style:style style:name="P85" style:family="paragraph" style:parent-style-name="Text_20_body">
      <style:text-properties officeooo:rsid="15105850" officeooo:paragraph-rsid="15105850"/>
    </style:style>
    <style:style style:name="P86" style:family="paragraph" style:parent-style-name="Text_20_body">
      <style:text-properties officeooo:rsid="151966e8" officeooo:paragraph-rsid="151966e8"/>
    </style:style>
    <style:style style:name="P87" style:family="paragraph" style:parent-style-name="Text_20_body">
      <style:text-properties officeooo:rsid="1527507f" officeooo:paragraph-rsid="1527507f"/>
    </style:style>
    <style:style style:name="P88" style:family="paragraph" style:parent-style-name="Text_20_body">
      <style:text-properties officeooo:rsid="1528c36f" officeooo:paragraph-rsid="1528c36f"/>
    </style:style>
    <style:style style:name="P89" style:family="paragraph" style:parent-style-name="Text_20_body">
      <style:text-properties officeooo:rsid="1529fee2" officeooo:paragraph-rsid="1529fee2"/>
    </style:style>
    <style:style style:name="P90" style:family="paragraph" style:parent-style-name="Text_20_body">
      <style:text-properties officeooo:rsid="152ab5ec" officeooo:paragraph-rsid="152ab5ec"/>
    </style:style>
    <style:style style:name="P91" style:family="paragraph" style:parent-style-name="Text_20_body">
      <style:text-properties officeooo:rsid="152c2477" officeooo:paragraph-rsid="152c2477"/>
    </style:style>
    <style:style style:name="P92" style:family="paragraph" style:parent-style-name="Text_20_body">
      <style:text-properties officeooo:rsid="153527c5" officeooo:paragraph-rsid="153527c5"/>
    </style:style>
    <style:style style:name="P93" style:family="paragraph" style:parent-style-name="Text_20_body">
      <style:text-properties officeooo:rsid="153a6cf9" officeooo:paragraph-rsid="153a6cf9"/>
    </style:style>
    <style:style style:name="P94" style:family="paragraph" style:parent-style-name="Text_20_body">
      <style:text-properties officeooo:rsid="153af172" officeooo:paragraph-rsid="153af172"/>
    </style:style>
    <style:style style:name="P95" style:family="paragraph" style:parent-style-name="Text_20_body">
      <style:text-properties officeooo:rsid="154b9479" officeooo:paragraph-rsid="154b9479"/>
    </style:style>
    <style:style style:name="P96" style:family="paragraph" style:parent-style-name="Text_20_body">
      <style:text-properties officeooo:rsid="154d8a6d" officeooo:paragraph-rsid="154d8a6d"/>
    </style:style>
    <style:style style:name="P97" style:family="paragraph" style:parent-style-name="Text_20_body">
      <style:text-properties officeooo:rsid="153dc5cc" officeooo:paragraph-rsid="1558f088"/>
    </style:style>
    <style:style style:name="P98" style:family="paragraph" style:parent-style-name="Text_20_body">
      <style:text-properties officeooo:rsid="1502ce57" officeooo:paragraph-rsid="1502ce57"/>
    </style:style>
    <style:style style:name="P99" style:family="paragraph" style:parent-style-name="Text_20_body">
      <style:text-properties officeooo:rsid="1534c281" officeooo:paragraph-rsid="156a512c"/>
    </style:style>
    <style:style style:name="P100" style:family="paragraph" style:parent-style-name="Text_20_body">
      <style:text-properties officeooo:rsid="154d6dc3" officeooo:paragraph-rsid="154d6dc3"/>
    </style:style>
    <style:style style:name="P101" style:family="paragraph" style:parent-style-name="Text_20_body">
      <style:text-properties officeooo:rsid="1530535a" officeooo:paragraph-rsid="1530535a"/>
    </style:style>
    <style:style style:name="P102" style:family="paragraph" style:parent-style-name="Text_20_body">
      <style:text-properties officeooo:rsid="15711990" officeooo:paragraph-rsid="15711990"/>
    </style:style>
    <style:style style:name="P103" style:family="paragraph" style:parent-style-name="Text_20_body">
      <style:text-properties officeooo:rsid="1577c480" officeooo:paragraph-rsid="1577c480"/>
    </style:style>
    <style:style style:name="P104" style:family="paragraph" style:parent-style-name="Text_20_body">
      <style:text-properties officeooo:rsid="157c9216" officeooo:paragraph-rsid="157c9216"/>
    </style:style>
    <style:style style:name="P105" style:family="paragraph" style:parent-style-name="Text_20_body">
      <style:text-properties officeooo:rsid="157f74f0" officeooo:paragraph-rsid="157f74f0"/>
    </style:style>
    <style:style style:name="P106" style:family="paragraph" style:parent-style-name="Text_20_body">
      <style:text-properties officeooo:rsid="157f9266" officeooo:paragraph-rsid="157f9266"/>
    </style:style>
    <style:style style:name="P107" style:family="paragraph" style:parent-style-name="Text_20_body">
      <style:text-properties officeooo:rsid="1586c033" officeooo:paragraph-rsid="1586c033"/>
    </style:style>
    <style:style style:name="P108" style:family="paragraph" style:parent-style-name="Text_20_body">
      <style:text-properties style:text-line-through-style="none" style:text-line-through-type="none" officeooo:rsid="15aeec38" officeooo:paragraph-rsid="15afa6e7"/>
    </style:style>
    <style:style style:name="P109" style:family="paragraph" style:parent-style-name="Text_20_body">
      <style:text-properties style:text-line-through-style="none" style:text-line-through-type="none" officeooo:rsid="154b9479" officeooo:paragraph-rsid="15afa6e7"/>
    </style:style>
    <style:style style:name="P110" style:family="paragraph" style:parent-style-name="Text_20_body">
      <style:text-properties style:text-line-through-style="none" style:text-line-through-type="none" officeooo:rsid="154b9479" officeooo:paragraph-rsid="15b4f5df"/>
    </style:style>
    <style:style style:name="P111" style:family="paragraph" style:parent-style-name="Text_20_body">
      <style:text-properties style:text-line-through-style="none" style:text-line-through-type="none" officeooo:rsid="15b4f5df" officeooo:paragraph-rsid="15b4f5df"/>
    </style:style>
    <style:style style:name="P112" style:family="paragraph" style:parent-style-name="Text_20_body">
      <style:text-properties style:text-line-through-style="none" style:text-line-through-type="none" officeooo:rsid="15b80750" officeooo:paragraph-rsid="15b80750"/>
    </style:style>
    <style:style style:name="P113" style:family="paragraph" style:parent-style-name="Text_20_body">
      <style:text-properties style:text-line-through-style="none" style:text-line-through-type="none" officeooo:rsid="15bd74a3" officeooo:paragraph-rsid="15bd74a3"/>
    </style:style>
    <style:style style:name="P114" style:family="paragraph" style:parent-style-name="Text_20_body">
      <style:text-properties style:text-line-through-style="none" style:text-line-through-type="none" fo:font-style="italic" officeooo:rsid="15adb055" officeooo:paragraph-rsid="15adb055" style:font-style-asian="italic" style:font-style-complex="italic"/>
    </style:style>
    <style:style style:name="P115" style:family="paragraph" style:parent-style-name="Text_20_body">
      <style:text-properties officeooo:rsid="15c3f6d3" officeooo:paragraph-rsid="15c54a31"/>
    </style:style>
    <style:style style:name="P11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2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2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22" style:family="paragraph" style:parent-style-name="Standard">
      <style:paragraph-properties fo:text-align="center" style:justify-single-word="false" fo:break-before="page"/>
    </style:style>
    <style:style style:name="P12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5" style:family="paragraph" style:parent-style-name="Heading_20_3">
      <style:text-properties officeooo:rsid="1526022c" officeooo:paragraph-rsid="1526022c"/>
    </style:style>
    <style:style style:name="P126" style:family="paragraph" style:parent-style-name="Heading_20_1">
      <style:text-properties officeooo:rsid="13b5c3ac" officeooo:paragraph-rsid="13b5c3ac"/>
    </style:style>
    <style:style style:name="P127" style:family="paragraph" style:parent-style-name="Heading_20_1">
      <style:text-properties officeooo:rsid="144834f2" officeooo:paragraph-rsid="144834f2"/>
    </style:style>
    <style:style style:name="P128" style:family="paragraph" style:parent-style-name="Heading_20_1">
      <style:text-properties officeooo:rsid="13f39f28" officeooo:paragraph-rsid="13f39f28"/>
    </style:style>
    <style:style style:name="P129" style:family="paragraph" style:parent-style-name="Heading_20_1">
      <style:text-properties officeooo:paragraph-rsid="13c4edb1"/>
    </style:style>
    <style:style style:name="P130" style:family="paragraph" style:parent-style-name="Heading_20_1">
      <style:text-properties officeooo:rsid="13ea7785" officeooo:paragraph-rsid="13ea7785"/>
    </style:style>
    <style:style style:name="P131" style:family="paragraph" style:parent-style-name="Heading_20_1">
      <style:text-properties officeooo:rsid="149d7560" officeooo:paragraph-rsid="14b97049"/>
    </style:style>
    <style:style style:name="P132" style:family="paragraph" style:parent-style-name="Heading_20_1">
      <style:text-properties officeooo:rsid="149d7560" officeooo:paragraph-rsid="1505ce66"/>
    </style:style>
    <style:style style:name="P133" style:family="paragraph" style:parent-style-name="Heading_20_1">
      <style:text-properties officeooo:rsid="149d7560" officeooo:paragraph-rsid="1585429e"/>
    </style:style>
    <style:style style:name="P134" style:family="paragraph" style:parent-style-name="Heading_20_1">
      <style:paragraph-properties fo:break-before="page"/>
      <style:text-properties officeooo:paragraph-rsid="13c897d6"/>
    </style:style>
    <style:style style:name="P135" style:family="paragraph" style:parent-style-name="Text_20_body" style:master-page-name="Standard">
      <style:paragraph-properties style:page-number="auto"/>
      <style:text-properties officeooo:rsid="15ad004e" officeooo:paragraph-rsid="0f755768"/>
    </style:style>
    <style:style style:name="P136" style:family="paragraph" style:parent-style-name="Text_20_body" style:list-style-name="L1">
      <style:text-properties officeooo:rsid="1414e7bf" officeooo:paragraph-rsid="1414e7bf"/>
    </style:style>
    <style:style style:name="P137" style:family="paragraph" style:parent-style-name="Text_20_body" style:list-style-name="L2">
      <style:text-properties officeooo:rsid="1428ee69" officeooo:paragraph-rsid="1428ee69"/>
    </style:style>
    <style:style style:name="P138" style:family="paragraph" style:parent-style-name="Text_20_body" style:list-style-name="L3">
      <style:text-properties officeooo:rsid="13987b92" officeooo:paragraph-rsid="13987b92"/>
    </style:style>
    <style:style style:name="P139" style:family="paragraph" style:parent-style-name="Text_20_body" style:list-style-name="L4">
      <style:text-properties officeooo:rsid="144b4398" officeooo:paragraph-rsid="144b4398"/>
    </style:style>
    <style:style style:name="P140" style:family="paragraph" style:parent-style-name="Text_20_body" style:list-style-name="L5">
      <style:text-properties officeooo:rsid="1399e482" officeooo:paragraph-rsid="1399e482"/>
    </style:style>
    <style:style style:name="P141" style:family="paragraph" style:parent-style-name="Text_20_body" style:list-style-name="L6">
      <style:text-properties officeooo:rsid="1399e482" officeooo:paragraph-rsid="1399e482"/>
    </style:style>
    <style:style style:name="P142" style:family="paragraph" style:parent-style-name="Text_20_body" style:list-style-name="L7">
      <style:text-properties officeooo:rsid="1369f5de" officeooo:paragraph-rsid="1369f5de"/>
    </style:style>
    <style:style style:name="P143" style:family="paragraph" style:parent-style-name="Text_20_body" style:list-style-name="L8">
      <style:text-properties officeooo:rsid="1361fc26" officeooo:paragraph-rsid="1361fc26"/>
    </style:style>
    <style:style style:name="P144" style:family="paragraph" style:parent-style-name="Text_20_body" style:list-style-name="L8">
      <style:text-properties officeooo:rsid="13636ff3" officeooo:paragraph-rsid="13636ff3"/>
    </style:style>
    <style:style style:name="P145" style:family="paragraph" style:parent-style-name="Text_20_body" style:list-style-name="L8">
      <style:text-properties officeooo:rsid="1365502e" officeooo:paragraph-rsid="1365502e"/>
    </style:style>
    <style:style style:name="P146" style:family="paragraph" style:parent-style-name="Text_20_body" style:list-style-name="L8">
      <style:text-properties officeooo:rsid="1366e62a" officeooo:paragraph-rsid="1366e62a"/>
    </style:style>
    <style:style style:name="P147" style:family="paragraph" style:parent-style-name="Text_20_body" style:list-style-name="L8">
      <style:text-properties officeooo:rsid="136858e7" officeooo:paragraph-rsid="136858e7"/>
    </style:style>
    <style:style style:name="P148" style:family="paragraph" style:parent-style-name="Text_20_body" style:list-style-name="L8">
      <style:text-properties officeooo:rsid="13677e7f" officeooo:paragraph-rsid="13677e7f"/>
    </style:style>
    <style:style style:name="P149" style:family="paragraph" style:parent-style-name="Text_20_body" style:list-style-name="L8">
      <style:text-properties officeooo:rsid="13699aa6" officeooo:paragraph-rsid="13699aa6"/>
    </style:style>
    <style:style style:name="P150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51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52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53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54" style:family="paragraph" style:parent-style-name="Text_20_body" style:list-style-name="L8">
      <style:text-properties officeooo:rsid="1373d5fb" officeooo:paragraph-rsid="1373d5fb"/>
    </style:style>
    <style:style style:name="P155" style:family="paragraph" style:parent-style-name="Text_20_body" style:list-style-name="L8">
      <style:text-properties officeooo:rsid="136be96e" officeooo:paragraph-rsid="136be96e"/>
    </style:style>
    <style:style style:name="P156" style:family="paragraph" style:parent-style-name="Text_20_body" style:list-style-name="L8">
      <style:text-properties officeooo:rsid="137804fa" officeooo:paragraph-rsid="137804fa"/>
    </style:style>
    <style:style style:name="P157" style:family="paragraph" style:parent-style-name="Text_20_body" style:list-style-name="L8">
      <style:text-properties officeooo:rsid="137a6fb9" officeooo:paragraph-rsid="137a6fb9"/>
    </style:style>
    <style:style style:name="P158" style:family="paragraph" style:parent-style-name="Text_20_body" style:list-style-name="L8">
      <style:text-properties officeooo:rsid="136f4a86" officeooo:paragraph-rsid="136f4a86"/>
    </style:style>
    <style:style style:name="P159" style:family="paragraph" style:parent-style-name="Text_20_body" style:list-style-name="L9">
      <style:text-properties officeooo:rsid="14640bdc" officeooo:paragraph-rsid="13f39f28"/>
    </style:style>
    <style:style style:name="P160" style:family="paragraph" style:parent-style-name="Text_20_body" style:list-style-name="L9">
      <style:text-properties officeooo:rsid="13fbbac4" officeooo:paragraph-rsid="13fbbac4"/>
    </style:style>
    <style:style style:name="P161" style:family="paragraph" style:parent-style-name="Text_20_body" style:list-style-name="L9">
      <style:text-properties officeooo:rsid="140fb9d8" officeooo:paragraph-rsid="140fb9d8"/>
    </style:style>
    <style:style style:name="P162" style:family="paragraph" style:parent-style-name="Text_20_body" style:list-style-name="L9">
      <style:text-properties officeooo:rsid="135e1072" officeooo:paragraph-rsid="13f39f28"/>
    </style:style>
    <style:style style:name="P163" style:family="paragraph" style:parent-style-name="Text_20_body" style:list-style-name="L9">
      <style:text-properties officeooo:rsid="13f71362" officeooo:paragraph-rsid="13f71362"/>
    </style:style>
    <style:style style:name="P164" style:family="paragraph" style:parent-style-name="Text_20_body" style:list-style-name="L9">
      <style:text-properties officeooo:rsid="135f6999" officeooo:paragraph-rsid="13f39f28"/>
    </style:style>
    <style:style style:name="P165" style:family="paragraph" style:parent-style-name="Text_20_body" style:list-style-name="L9">
      <style:text-properties officeooo:rsid="13f81d8c" officeooo:paragraph-rsid="13f81d8c"/>
    </style:style>
    <style:style style:name="P166" style:family="paragraph" style:parent-style-name="Text_20_body" style:list-style-name="L9">
      <style:text-properties officeooo:rsid="13f964f4" officeooo:paragraph-rsid="13f964f4"/>
    </style:style>
    <style:style style:name="P167" style:family="paragraph" style:parent-style-name="Text_20_body" style:list-style-name="L9">
      <style:text-properties officeooo:rsid="1412ff72" officeooo:paragraph-rsid="1412ff72"/>
    </style:style>
    <style:style style:name="P168" style:family="paragraph" style:parent-style-name="Text_20_body" style:list-style-name="L9">
      <style:text-properties officeooo:rsid="142f7e64" officeooo:paragraph-rsid="142f7e64"/>
    </style:style>
    <style:style style:name="P169" style:family="paragraph" style:parent-style-name="Text_20_body" style:list-style-name="L9">
      <style:text-properties officeooo:rsid="14310527" officeooo:paragraph-rsid="143da0a4"/>
    </style:style>
    <style:style style:name="P170" style:family="paragraph" style:parent-style-name="Text_20_body" style:list-style-name="L10">
      <style:text-properties officeooo:rsid="13c6f397" officeooo:paragraph-rsid="13c6f397"/>
    </style:style>
    <style:style style:name="P171" style:family="paragraph" style:parent-style-name="Text_20_body" style:list-style-name="L10">
      <style:text-properties officeooo:rsid="1439a25c" officeooo:paragraph-rsid="1439a25c"/>
    </style:style>
    <style:style style:name="P17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7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7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7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7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7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7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7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8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8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8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8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84" style:family="paragraph" style:parent-style-name="Text_20_body" style:list-style-name="L12">
      <style:text-properties officeooo:rsid="13ee5695" officeooo:paragraph-rsid="13ee5695"/>
    </style:style>
    <style:style style:name="P185" style:family="paragraph" style:parent-style-name="Text_20_body" style:list-style-name="L13">
      <style:text-properties officeooo:rsid="143776d1" officeooo:paragraph-rsid="143776d1"/>
    </style:style>
    <style:style style:name="P186" style:family="paragraph" style:parent-style-name="Text_20_body" style:list-style-name="L14">
      <style:text-properties fo:language="cs" fo:country="CZ" officeooo:rsid="1423313d" officeooo:paragraph-rsid="1423313d"/>
    </style:style>
    <style:style style:name="P187" style:family="paragraph" style:parent-style-name="Text_20_body" style:list-style-name="L15">
      <style:text-properties officeooo:rsid="1428ab36" officeooo:paragraph-rsid="1428ab36"/>
    </style:style>
    <style:style style:name="P188" style:family="paragraph" style:parent-style-name="Text_20_body" style:list-style-name="L15">
      <style:text-properties officeooo:rsid="1424781f" officeooo:paragraph-rsid="1428ab36"/>
    </style:style>
    <style:style style:name="P189" style:family="paragraph" style:parent-style-name="Text_20_body" style:list-style-name="L16">
      <style:text-properties officeooo:rsid="1427b233" officeooo:paragraph-rsid="1427b233"/>
    </style:style>
    <style:style style:name="P190" style:family="paragraph" style:parent-style-name="Text_20_body" style:list-style-name="L16">
      <style:text-properties officeooo:rsid="142a68b6" officeooo:paragraph-rsid="142a68b6"/>
    </style:style>
    <style:style style:name="P191" style:family="paragraph" style:parent-style-name="Text_20_body" style:list-style-name="L17">
      <style:text-properties officeooo:rsid="1418b0f2" officeooo:paragraph-rsid="1418b0f2"/>
    </style:style>
    <style:style style:name="P192" style:family="paragraph" style:parent-style-name="Text_20_body" style:list-style-name="L17">
      <style:text-properties officeooo:rsid="141ca2f0" officeooo:paragraph-rsid="141ca2f0"/>
    </style:style>
    <style:style style:name="P193" style:family="paragraph" style:parent-style-name="Text_20_body" style:list-style-name="L17">
      <style:text-properties officeooo:rsid="141b9780" officeooo:paragraph-rsid="141b9780"/>
    </style:style>
    <style:style style:name="P194" style:family="paragraph" style:parent-style-name="Text_20_body" style:list-style-name="L18">
      <style:text-properties officeooo:rsid="140621d3" officeooo:paragraph-rsid="140621d3"/>
    </style:style>
    <style:style style:name="P195" style:family="paragraph" style:parent-style-name="Text_20_body" style:list-style-name="L18">
      <style:text-properties officeooo:rsid="1407f809" officeooo:paragraph-rsid="1407f809"/>
    </style:style>
    <style:style style:name="P196" style:family="paragraph" style:parent-style-name="Text_20_body" style:list-style-name="L19">
      <style:text-properties officeooo:rsid="14084372" officeooo:paragraph-rsid="14084372"/>
    </style:style>
    <style:style style:name="P197" style:family="paragraph" style:parent-style-name="Text_20_body" style:list-style-name="L19">
      <style:text-properties officeooo:rsid="140a2550" officeooo:paragraph-rsid="140a2550"/>
    </style:style>
    <style:style style:name="P198" style:family="paragraph" style:parent-style-name="Text_20_body" style:list-style-name="L20">
      <style:text-properties officeooo:rsid="13acaa82" officeooo:paragraph-rsid="13acaa82"/>
    </style:style>
    <style:style style:name="P199" style:family="paragraph" style:parent-style-name="Text_20_body" style:list-style-name="L20">
      <style:text-properties officeooo:rsid="13e855f4" officeooo:paragraph-rsid="13e855f4"/>
    </style:style>
    <style:style style:name="P200" style:family="paragraph" style:parent-style-name="Text_20_body" style:list-style-name="L20">
      <style:text-properties officeooo:rsid="13adf654" officeooo:paragraph-rsid="13adf654"/>
    </style:style>
    <style:style style:name="P201" style:family="paragraph" style:parent-style-name="Text_20_body" style:list-style-name="L21">
      <style:text-properties officeooo:rsid="13907447" officeooo:paragraph-rsid="139ead1d" fo:background-color="#dddddd"/>
    </style:style>
    <style:style style:name="P202" style:family="paragraph" style:parent-style-name="Text_20_body" style:list-style-name="L28">
      <style:text-properties officeooo:rsid="1450a7bf" officeooo:paragraph-rsid="1450a7bf"/>
    </style:style>
    <style:style style:name="P203" style:family="paragraph" style:parent-style-name="Text_20_body" style:list-style-name="L29">
      <style:text-properties officeooo:rsid="1454b333" officeooo:paragraph-rsid="1454b333"/>
    </style:style>
    <style:style style:name="P204" style:family="paragraph" style:parent-style-name="Text_20_body" style:list-style-name="L29">
      <style:text-properties officeooo:rsid="1454b333" officeooo:paragraph-rsid="1456c611"/>
    </style:style>
    <style:style style:name="P205" style:family="paragraph" style:parent-style-name="Text_20_body" style:list-style-name="L30">
      <style:text-properties officeooo:rsid="1456c611" officeooo:paragraph-rsid="1456c611"/>
    </style:style>
    <style:style style:name="P206" style:family="paragraph" style:parent-style-name="Text_20_body" style:list-style-name="L30">
      <style:text-properties officeooo:rsid="1456c611" officeooo:paragraph-rsid="1457ca81"/>
    </style:style>
    <style:style style:name="P207" style:family="paragraph" style:parent-style-name="Text_20_body" style:list-style-name="L30">
      <style:text-properties officeooo:rsid="1457ca81" officeooo:paragraph-rsid="1457ca81"/>
    </style:style>
    <style:style style:name="P208" style:family="paragraph" style:parent-style-name="Text_20_body" style:list-style-name="L31">
      <style:text-properties officeooo:rsid="1457ed78" officeooo:paragraph-rsid="1457ed78"/>
    </style:style>
    <style:style style:name="P209" style:family="paragraph" style:parent-style-name="Text_20_body" style:list-style-name="L32">
      <style:text-properties officeooo:rsid="146777a2" officeooo:paragraph-rsid="146777a2"/>
    </style:style>
    <style:style style:name="P210" style:family="paragraph" style:parent-style-name="Text_20_body" style:list-style-name="L32">
      <style:text-properties officeooo:rsid="146970d4" officeooo:paragraph-rsid="146970d4"/>
    </style:style>
    <style:style style:name="P211" style:family="paragraph" style:parent-style-name="Text_20_body" style:list-style-name="L32">
      <style:text-properties officeooo:rsid="1469e673" officeooo:paragraph-rsid="1469e673"/>
    </style:style>
    <style:style style:name="P212" style:family="paragraph" style:parent-style-name="Text_20_body" style:list-style-name="L33">
      <style:text-properties officeooo:rsid="145c1699" officeooo:paragraph-rsid="145c1699"/>
    </style:style>
    <style:style style:name="P213" style:family="paragraph" style:parent-style-name="Text_20_body" style:list-style-name="L33">
      <style:text-properties officeooo:rsid="145c66c2" officeooo:paragraph-rsid="145c66c2"/>
    </style:style>
    <style:style style:name="P214" style:family="paragraph" style:parent-style-name="Text_20_body" style:list-style-name="L34">
      <style:text-properties officeooo:rsid="1461b9f1" officeooo:paragraph-rsid="1461b9f1"/>
    </style:style>
    <style:style style:name="P215" style:family="paragraph" style:parent-style-name="Text_20_body" style:list-style-name="L35">
      <style:text-properties officeooo:rsid="14761e98" officeooo:paragraph-rsid="14761e98"/>
    </style:style>
    <style:style style:name="P216" style:family="paragraph" style:parent-style-name="Text_20_body" style:list-style-name="L43">
      <style:text-properties officeooo:rsid="14761e98" officeooo:paragraph-rsid="14761e98"/>
    </style:style>
    <style:style style:name="P217" style:family="paragraph" style:parent-style-name="Text_20_body" style:list-style-name="L36">
      <style:text-properties officeooo:rsid="14b35c5e" officeooo:paragraph-rsid="14b35c5e"/>
    </style:style>
    <style:style style:name="P218" style:family="paragraph" style:parent-style-name="Text_20_body" style:list-style-name="L37">
      <style:text-properties officeooo:rsid="146f841f" officeooo:paragraph-rsid="1470b44d"/>
    </style:style>
    <style:style style:name="P219" style:family="paragraph" style:parent-style-name="Text_20_body" style:list-style-name="L38">
      <style:text-properties officeooo:rsid="147169cf" officeooo:paragraph-rsid="147169cf"/>
    </style:style>
    <style:style style:name="P220" style:family="paragraph" style:parent-style-name="Text_20_body" style:list-style-name="L39">
      <style:text-properties officeooo:rsid="147169cf" officeooo:paragraph-rsid="147169cf"/>
    </style:style>
    <style:style style:name="P221" style:family="paragraph" style:parent-style-name="Text_20_body" style:list-style-name="L40">
      <style:text-properties officeooo:rsid="147169cf" officeooo:paragraph-rsid="147169cf"/>
    </style:style>
    <style:style style:name="P222" style:family="paragraph" style:parent-style-name="Text_20_body" style:list-style-name="L38">
      <style:text-properties officeooo:rsid="14b39cf0" officeooo:paragraph-rsid="14b39cf0"/>
    </style:style>
    <style:style style:name="P223" style:family="paragraph" style:parent-style-name="Text_20_body" style:list-style-name="L38">
      <style:text-properties officeooo:rsid="14b4e939" officeooo:paragraph-rsid="14b4e939"/>
    </style:style>
    <style:style style:name="P224" style:family="paragraph" style:parent-style-name="Text_20_body" style:list-style-name="L38">
      <style:text-properties officeooo:rsid="149e8e3c" officeooo:paragraph-rsid="149e8e3c"/>
    </style:style>
    <style:style style:name="P225" style:family="paragraph" style:parent-style-name="Text_20_body" style:list-style-name="L38">
      <style:text-properties officeooo:rsid="149eabb5" officeooo:paragraph-rsid="149eabb5"/>
    </style:style>
    <style:style style:name="P226" style:family="paragraph" style:parent-style-name="Text_20_body" style:list-style-name="L38">
      <style:text-properties officeooo:rsid="14a02fab" officeooo:paragraph-rsid="14a02fab"/>
    </style:style>
    <style:style style:name="P227" style:family="paragraph" style:parent-style-name="Text_20_body" style:list-style-name="L37">
      <style:text-properties officeooo:rsid="1470b44d" officeooo:paragraph-rsid="1470b44d"/>
    </style:style>
    <style:style style:name="P228" style:family="paragraph" style:parent-style-name="Text_20_body" style:list-style-name="L39">
      <style:text-properties officeooo:rsid="14719e41" officeooo:paragraph-rsid="14719e41"/>
    </style:style>
    <style:style style:name="P229" style:family="paragraph" style:parent-style-name="Text_20_body" style:list-style-name="L41">
      <style:text-properties officeooo:rsid="14719e41" officeooo:paragraph-rsid="14719e41"/>
    </style:style>
    <style:style style:name="P230" style:family="paragraph" style:parent-style-name="Text_20_body" style:list-style-name="L43">
      <style:text-properties officeooo:rsid="14719e41" officeooo:paragraph-rsid="14719e41"/>
    </style:style>
    <style:style style:name="P231" style:family="paragraph" style:parent-style-name="Text_20_body" style:list-style-name="L41">
      <style:text-properties officeooo:rsid="14735a05" officeooo:paragraph-rsid="14735a05"/>
    </style:style>
    <style:style style:name="P232" style:family="paragraph" style:parent-style-name="Text_20_body" style:list-style-name="L41">
      <style:text-properties officeooo:rsid="1474b7eb" officeooo:paragraph-rsid="1474b7eb"/>
    </style:style>
    <style:style style:name="P233" style:family="paragraph" style:parent-style-name="Text_20_body" style:list-style-name="L43">
      <style:text-properties officeooo:rsid="1474b7eb" officeooo:paragraph-rsid="1474b7eb"/>
    </style:style>
    <style:style style:name="P234" style:family="paragraph" style:parent-style-name="Text_20_body" style:list-style-name="L39">
      <style:text-properties officeooo:rsid="147859e2" officeooo:paragraph-rsid="147859e2"/>
    </style:style>
    <style:style style:name="P235" style:family="paragraph" style:parent-style-name="Text_20_body" style:list-style-name="L42">
      <style:text-properties officeooo:rsid="147859e2" officeooo:paragraph-rsid="147859e2"/>
    </style:style>
    <style:style style:name="P236" style:family="paragraph" style:parent-style-name="Text_20_body" style:list-style-name="L42">
      <style:text-properties officeooo:rsid="147a4b5b" officeooo:paragraph-rsid="147a4b5b"/>
    </style:style>
    <style:style style:name="P237" style:family="paragraph" style:parent-style-name="Text_20_body" style:list-style-name="L43">
      <style:text-properties officeooo:rsid="147a97ff" officeooo:paragraph-rsid="147a97ff"/>
    </style:style>
    <style:style style:name="P238" style:family="paragraph" style:parent-style-name="Text_20_body" style:list-style-name="L43">
      <style:text-properties officeooo:rsid="147723ad" officeooo:paragraph-rsid="147723ad"/>
    </style:style>
    <style:style style:name="P239" style:family="paragraph" style:parent-style-name="Text_20_body" style:list-style-name="L44">
      <style:text-properties officeooo:rsid="147bfa11" officeooo:paragraph-rsid="147bfa11"/>
    </style:style>
    <style:style style:name="P240" style:family="paragraph" style:parent-style-name="Text_20_body" style:list-style-name="L44">
      <style:text-properties officeooo:rsid="147c4ca8" officeooo:paragraph-rsid="147c4ca8"/>
    </style:style>
    <style:style style:name="P241" style:family="paragraph" style:parent-style-name="Text_20_body" style:list-style-name="L44">
      <style:text-properties officeooo:rsid="147d5f5e" officeooo:paragraph-rsid="147d5f5e"/>
    </style:style>
    <style:style style:name="P242" style:family="paragraph" style:parent-style-name="Text_20_body" style:list-style-name="L44">
      <style:text-properties officeooo:rsid="147e3c7b" officeooo:paragraph-rsid="147e3c7b"/>
    </style:style>
    <style:style style:name="P243" style:family="paragraph" style:parent-style-name="Text_20_body" style:list-style-name="L44">
      <style:text-properties officeooo:rsid="14834d73" officeooo:paragraph-rsid="14834d73"/>
    </style:style>
    <style:style style:name="P244" style:family="paragraph" style:parent-style-name="Text_20_body" style:list-style-name="L44">
      <style:text-properties officeooo:rsid="14804759" officeooo:paragraph-rsid="14804759"/>
    </style:style>
    <style:style style:name="P245" style:family="paragraph" style:parent-style-name="Text_20_body" style:list-style-name="L44">
      <style:text-properties officeooo:rsid="14839d74" officeooo:paragraph-rsid="14839d74"/>
    </style:style>
    <style:style style:name="P246" style:family="paragraph" style:parent-style-name="Text_20_body" style:list-style-name="L44">
      <style:text-properties officeooo:rsid="1483eb3d" officeooo:paragraph-rsid="1483eb3d"/>
    </style:style>
    <style:style style:name="P247" style:family="paragraph" style:parent-style-name="Text_20_body" style:list-style-name="L44">
      <style:text-properties officeooo:rsid="14943a77" officeooo:paragraph-rsid="14943a77"/>
    </style:style>
    <style:style style:name="P248" style:family="paragraph" style:parent-style-name="Text_20_body" style:list-style-name="L44">
      <style:text-properties officeooo:rsid="1494de6e" officeooo:paragraph-rsid="1494de6e"/>
    </style:style>
    <style:style style:name="P249" style:family="paragraph" style:parent-style-name="Text_20_body" style:list-style-name="L44">
      <style:text-properties officeooo:rsid="14954a06" officeooo:paragraph-rsid="14954a06"/>
    </style:style>
    <style:style style:name="P250" style:family="paragraph" style:parent-style-name="Text_20_body" style:list-style-name="L44">
      <style:text-properties officeooo:rsid="148ac6bb" officeooo:paragraph-rsid="148ac6bb"/>
    </style:style>
    <style:style style:name="P251" style:family="paragraph" style:parent-style-name="Text_20_body" style:list-style-name="L44">
      <style:text-properties officeooo:rsid="148c74c1" officeooo:paragraph-rsid="148c74c1"/>
    </style:style>
    <style:style style:name="P252" style:family="paragraph" style:parent-style-name="Text_20_body" style:list-style-name="L44">
      <style:text-properties officeooo:rsid="148e1aa7" officeooo:paragraph-rsid="148e1aa7"/>
    </style:style>
    <style:style style:name="P253" style:family="paragraph" style:parent-style-name="Text_20_body" style:list-style-name="L44">
      <style:text-properties officeooo:rsid="14903cd9" officeooo:paragraph-rsid="14903cd9"/>
    </style:style>
    <style:style style:name="P254" style:family="paragraph" style:parent-style-name="Text_20_body" style:list-style-name="L44">
      <style:text-properties officeooo:rsid="149c10fb" officeooo:paragraph-rsid="14977015"/>
    </style:style>
    <style:style style:name="P255" style:family="paragraph" style:parent-style-name="Text_20_body" style:list-style-name="L44">
      <style:text-properties officeooo:rsid="14982384" officeooo:paragraph-rsid="14982384"/>
    </style:style>
    <style:style style:name="P256" style:family="paragraph" style:parent-style-name="Text_20_body" style:list-style-name="L44">
      <style:text-properties officeooo:rsid="149b2af4" officeooo:paragraph-rsid="149b2af4"/>
    </style:style>
    <style:style style:name="P257" style:family="paragraph" style:parent-style-name="Text_20_body" style:list-style-name="L44">
      <style:text-properties officeooo:rsid="1499bada" officeooo:paragraph-rsid="1499bada"/>
    </style:style>
    <style:style style:name="P258" style:family="paragraph" style:parent-style-name="Text_20_body" style:list-style-name="L44">
      <style:text-properties officeooo:rsid="149d7560" officeooo:paragraph-rsid="149d7560"/>
    </style:style>
    <style:style style:name="P259" style:family="paragraph" style:parent-style-name="Text_20_body" style:list-style-name="L45">
      <style:text-properties officeooo:rsid="14b97049" officeooo:paragraph-rsid="14b97049"/>
    </style:style>
    <style:style style:name="P260" style:family="paragraph" style:parent-style-name="Text_20_body" style:list-style-name="L45">
      <style:text-properties officeooo:rsid="14cceced" officeooo:paragraph-rsid="14cceced"/>
    </style:style>
    <style:style style:name="P261" style:family="paragraph" style:parent-style-name="Text_20_body" style:list-style-name="L45">
      <style:text-properties officeooo:rsid="14cee83b" officeooo:paragraph-rsid="14cee83b"/>
    </style:style>
    <style:style style:name="P262" style:family="paragraph" style:parent-style-name="Text_20_body" style:list-style-name="L45">
      <style:text-properties officeooo:rsid="14d1a274" officeooo:paragraph-rsid="14d1a274"/>
    </style:style>
    <style:style style:name="P263" style:family="paragraph" style:parent-style-name="Text_20_body" style:list-style-name="L45">
      <style:text-properties officeooo:rsid="14d51378" officeooo:paragraph-rsid="14d51378"/>
    </style:style>
    <style:style style:name="P264" style:family="paragraph" style:parent-style-name="Text_20_body" style:list-style-name="L45">
      <style:text-properties officeooo:rsid="14e08c0a" officeooo:paragraph-rsid="14e08c0a"/>
    </style:style>
    <style:style style:name="P265" style:family="paragraph" style:parent-style-name="Text_20_body" style:list-style-name="L45">
      <style:text-properties officeooo:rsid="14d5de35" officeooo:paragraph-rsid="14d5de35"/>
    </style:style>
    <style:style style:name="P266" style:family="paragraph" style:parent-style-name="Text_20_body" style:list-style-name="L45">
      <style:text-properties officeooo:rsid="14d911a1" officeooo:paragraph-rsid="14d911a1"/>
    </style:style>
    <style:style style:name="P267" style:family="paragraph" style:parent-style-name="Text_20_body" style:list-style-name="L45">
      <style:text-properties officeooo:rsid="14de563a" officeooo:paragraph-rsid="14de563a"/>
    </style:style>
    <style:style style:name="P268" style:family="paragraph" style:parent-style-name="Text_20_body" style:list-style-name="L45">
      <style:text-properties officeooo:rsid="14d7a397" officeooo:paragraph-rsid="14d7a397"/>
    </style:style>
    <style:style style:name="P269" style:family="paragraph" style:parent-style-name="Text_20_body" style:list-style-name="L45">
      <style:text-properties officeooo:rsid="14de9c31" officeooo:paragraph-rsid="14de9c31"/>
    </style:style>
    <style:style style:name="P270" style:family="paragraph" style:parent-style-name="Text_20_body" style:list-style-name="L45">
      <style:text-properties officeooo:rsid="14d88db0" officeooo:paragraph-rsid="14d88db0"/>
    </style:style>
    <style:style style:name="P271" style:family="paragraph" style:parent-style-name="Text_20_body" style:list-style-name="L45">
      <style:text-properties officeooo:rsid="14d935e9" officeooo:paragraph-rsid="14d935e9"/>
    </style:style>
    <style:style style:name="P272" style:family="paragraph" style:parent-style-name="Text_20_body" style:list-style-name="L45">
      <style:text-properties officeooo:rsid="14d97a93" officeooo:paragraph-rsid="14d97a93"/>
    </style:style>
    <style:style style:name="P273" style:family="paragraph" style:parent-style-name="Text_20_body" style:list-style-name="L45">
      <style:text-properties officeooo:rsid="14da3da5" officeooo:paragraph-rsid="14da3da5"/>
    </style:style>
    <style:style style:name="P274" style:family="paragraph" style:parent-style-name="Text_20_body" style:list-style-name="L45">
      <style:text-properties officeooo:rsid="14d764fd" officeooo:paragraph-rsid="14d764fd"/>
    </style:style>
    <style:style style:name="P275" style:family="paragraph" style:parent-style-name="Text_20_body" style:list-style-name="L45">
      <style:text-properties officeooo:rsid="14ba3732" officeooo:paragraph-rsid="14ba3732"/>
    </style:style>
    <style:style style:name="P276" style:family="paragraph" style:parent-style-name="Text_20_body" style:list-style-name="L45">
      <style:text-properties officeooo:rsid="14e29b49" officeooo:paragraph-rsid="14e29b49"/>
    </style:style>
    <style:style style:name="P277" style:family="paragraph" style:parent-style-name="Text_20_body" style:list-style-name="L45">
      <style:text-properties officeooo:rsid="14ba7263" officeooo:paragraph-rsid="14ba7263"/>
    </style:style>
    <style:style style:name="P278" style:family="paragraph" style:parent-style-name="Text_20_body" style:list-style-name="L45">
      <style:text-properties officeooo:rsid="14c0c2c8" officeooo:paragraph-rsid="14c0c2c8"/>
    </style:style>
    <style:style style:name="P279" style:family="paragraph" style:parent-style-name="Text_20_body" style:list-style-name="L45">
      <style:text-properties officeooo:rsid="14c44b65" officeooo:paragraph-rsid="14c44b65"/>
    </style:style>
    <style:style style:name="P280" style:family="paragraph" style:parent-style-name="Text_20_body" style:list-style-name="L45">
      <style:text-properties officeooo:rsid="14c64023" officeooo:paragraph-rsid="14c64023"/>
    </style:style>
    <style:style style:name="P281" style:family="paragraph" style:parent-style-name="Text_20_body" style:list-style-name="L45">
      <style:text-properties officeooo:rsid="14c769f5" officeooo:paragraph-rsid="14c769f5"/>
    </style:style>
    <style:style style:name="P282" style:family="paragraph" style:parent-style-name="Text_20_body" style:list-style-name="L45">
      <style:text-properties officeooo:rsid="14ca8763" officeooo:paragraph-rsid="14ca8763"/>
    </style:style>
    <style:style style:name="P283" style:family="paragraph" style:parent-style-name="Text_20_body" style:list-style-name="L45">
      <style:text-properties officeooo:rsid="14caf769" officeooo:paragraph-rsid="14caf769"/>
    </style:style>
    <style:style style:name="P284" style:family="paragraph" style:parent-style-name="Text_20_body" style:list-style-name="L45">
      <style:text-properties officeooo:rsid="14cb696a" officeooo:paragraph-rsid="14cb696a"/>
    </style:style>
    <style:style style:name="P285" style:family="paragraph" style:parent-style-name="Text_20_body" style:list-style-name="L45">
      <style:text-properties officeooo:rsid="14cb696a" officeooo:paragraph-rsid="14dd8d3c"/>
    </style:style>
    <style:style style:name="P286" style:family="paragraph" style:parent-style-name="Text_20_body" style:list-style-name="L45">
      <style:text-properties officeooo:rsid="14dba042" officeooo:paragraph-rsid="14dba042"/>
    </style:style>
    <style:style style:name="P287" style:family="paragraph" style:parent-style-name="Text_20_body" style:list-style-name="L45">
      <style:text-properties officeooo:rsid="14bd20f4" officeooo:paragraph-rsid="14bd20f4"/>
    </style:style>
    <style:style style:name="P288" style:family="paragraph" style:parent-style-name="Text_20_body" style:list-style-name="L45">
      <style:text-properties officeooo:rsid="14bde152" officeooo:paragraph-rsid="14bde152"/>
    </style:style>
    <style:style style:name="P289" style:family="paragraph" style:parent-style-name="Text_20_body" style:list-style-name="L45">
      <style:text-properties officeooo:rsid="14c950f4" officeooo:paragraph-rsid="14c950f4"/>
    </style:style>
    <style:style style:name="P290" style:family="paragraph" style:parent-style-name="Text_20_body" style:list-style-name="L45">
      <style:text-properties officeooo:rsid="14dd8d3c" officeooo:paragraph-rsid="14dd8d3c"/>
    </style:style>
    <style:style style:name="P291" style:family="paragraph" style:parent-style-name="Text_20_body" style:list-style-name="L46">
      <style:text-properties officeooo:rsid="14e5549f" officeooo:paragraph-rsid="14e5549f"/>
    </style:style>
    <style:style style:name="P292" style:family="paragraph" style:parent-style-name="Text_20_body" style:list-style-name="L46">
      <style:text-properties officeooo:rsid="14e7c7a4" officeooo:paragraph-rsid="14e7c7a4"/>
    </style:style>
    <style:style style:name="P293" style:family="paragraph" style:parent-style-name="Text_20_body" style:list-style-name="L47">
      <style:text-properties officeooo:rsid="14ef69ac" officeooo:paragraph-rsid="14ef69ac"/>
    </style:style>
    <style:style style:name="P294" style:family="paragraph" style:parent-style-name="Text_20_body" style:list-style-name="L47">
      <style:text-properties officeooo:rsid="14ed290a" officeooo:paragraph-rsid="14ed290a"/>
    </style:style>
    <style:style style:name="P295" style:family="paragraph" style:parent-style-name="Text_20_body" style:list-style-name="L47">
      <style:text-properties officeooo:rsid="14edd766" officeooo:paragraph-rsid="14edd766"/>
    </style:style>
    <style:style style:name="P296" style:family="paragraph" style:parent-style-name="Text_20_body" style:list-style-name="L47">
      <style:text-properties officeooo:rsid="14f28d5c" officeooo:paragraph-rsid="14f28d5c"/>
    </style:style>
    <style:style style:name="P297" style:family="paragraph" style:parent-style-name="Text_20_body" style:list-style-name="L47">
      <style:text-properties officeooo:rsid="14f442eb" officeooo:paragraph-rsid="14f442eb"/>
    </style:style>
    <style:style style:name="P298" style:family="paragraph" style:parent-style-name="Text_20_body" style:list-style-name="L47">
      <style:text-properties officeooo:rsid="14f59136" officeooo:paragraph-rsid="14f59136"/>
    </style:style>
    <style:style style:name="P299" style:family="paragraph" style:parent-style-name="Text_20_body" style:list-style-name="L47">
      <style:text-properties officeooo:rsid="14f64330" officeooo:paragraph-rsid="14f64330"/>
    </style:style>
    <style:style style:name="P300" style:family="paragraph" style:parent-style-name="Text_20_body" style:list-style-name="L48">
      <style:text-properties officeooo:rsid="14fe6388" officeooo:paragraph-rsid="14fe6388"/>
    </style:style>
    <style:style style:name="P301" style:family="paragraph" style:parent-style-name="Text_20_body" style:list-style-name="L48">
      <style:text-properties officeooo:rsid="14ff584c" officeooo:paragraph-rsid="14ff584c"/>
    </style:style>
    <style:style style:name="P302" style:family="paragraph" style:parent-style-name="Text_20_body" style:list-style-name="L49">
      <style:text-properties officeooo:rsid="15086768"/>
    </style:style>
    <style:style style:name="P303" style:family="paragraph" style:parent-style-name="Text_20_body" style:list-style-name="L49">
      <style:text-properties officeooo:rsid="1511a4f8" officeooo:paragraph-rsid="1511a4f8"/>
    </style:style>
    <style:style style:name="P304" style:family="paragraph" style:parent-style-name="Text_20_body" style:list-style-name="L49">
      <style:text-properties officeooo:rsid="1511a4f8" officeooo:paragraph-rsid="155e074b"/>
    </style:style>
    <style:style style:name="P305" style:family="paragraph" style:parent-style-name="Text_20_body" style:list-style-name="L49">
      <style:text-properties officeooo:rsid="1511a4f8" officeooo:paragraph-rsid="155aade7"/>
    </style:style>
    <style:style style:name="P306" style:family="paragraph" style:parent-style-name="Text_20_body" style:list-style-name="L49">
      <style:text-properties officeooo:rsid="1511a4f8" officeooo:paragraph-rsid="15568052"/>
    </style:style>
    <style:style style:name="P307" style:family="paragraph" style:parent-style-name="Text_20_body" style:list-style-name="L49">
      <style:text-properties officeooo:rsid="15130127" officeooo:paragraph-rsid="15130127"/>
    </style:style>
    <style:style style:name="P308" style:family="paragraph" style:parent-style-name="Text_20_body" style:list-style-name="L49">
      <style:text-properties officeooo:rsid="15130127" officeooo:paragraph-rsid="15545792"/>
    </style:style>
    <style:style style:name="P309" style:family="paragraph" style:parent-style-name="Text_20_body" style:list-style-name="L49">
      <style:text-properties officeooo:rsid="15130127" officeooo:paragraph-rsid="15575aa1"/>
    </style:style>
    <style:style style:name="P310" style:family="paragraph" style:parent-style-name="Text_20_body" style:list-style-name="L49">
      <style:text-properties officeooo:rsid="15545792" officeooo:paragraph-rsid="15545792"/>
    </style:style>
    <style:style style:name="P311" style:family="paragraph" style:parent-style-name="Text_20_body" style:list-style-name="L49">
      <style:text-properties officeooo:rsid="151603b1" officeooo:paragraph-rsid="15568052"/>
    </style:style>
    <style:style style:name="P312" style:family="paragraph" style:parent-style-name="Text_20_body" style:list-style-name="L50">
      <style:text-properties officeooo:rsid="15422e1f" officeooo:paragraph-rsid="15422e1f"/>
    </style:style>
    <style:style style:name="P313" style:family="paragraph" style:parent-style-name="Text_20_body" style:list-style-name="L50">
      <style:text-properties officeooo:rsid="154354a4" officeooo:paragraph-rsid="154354a4"/>
    </style:style>
    <style:style style:name="P314" style:family="paragraph" style:parent-style-name="Text_20_body" style:list-style-name="L50">
      <style:text-properties officeooo:rsid="15447b47" officeooo:paragraph-rsid="15447b47"/>
    </style:style>
    <style:style style:name="P315" style:family="paragraph" style:parent-style-name="Text_20_body" style:list-style-name="L51">
      <style:text-properties officeooo:rsid="1586c033" officeooo:paragraph-rsid="1586c033"/>
    </style:style>
    <style:style style:name="P316" style:family="paragraph" style:parent-style-name="Text_20_body" style:list-style-name="L51">
      <style:text-properties officeooo:rsid="1586c033" officeooo:paragraph-rsid="1588231e"/>
    </style:style>
    <style:style style:name="P317" style:family="paragraph" style:parent-style-name="Text_20_body" style:list-style-name="L51">
      <style:text-properties officeooo:rsid="158ffa3e" officeooo:paragraph-rsid="158ffa3e"/>
    </style:style>
    <style:style style:name="P318" style:family="paragraph" style:parent-style-name="Text_20_body" style:list-style-name="L51">
      <style:text-properties officeooo:rsid="1589867a" officeooo:paragraph-rsid="1589867a"/>
    </style:style>
    <style:style style:name="P319" style:family="paragraph" style:parent-style-name="Text_20_body" style:list-style-name="L51">
      <style:text-properties officeooo:rsid="1588231e" officeooo:paragraph-rsid="1588231e"/>
    </style:style>
    <style:style style:name="P320" style:family="paragraph" style:parent-style-name="Text_20_body" style:list-style-name="L51">
      <style:text-properties officeooo:rsid="158c754e" officeooo:paragraph-rsid="158c754e"/>
    </style:style>
    <style:style style:name="P321" style:family="paragraph" style:parent-style-name="Text_20_body" style:list-style-name="L51">
      <style:text-properties officeooo:rsid="1589f678" officeooo:paragraph-rsid="1589f678"/>
    </style:style>
    <style:style style:name="P322" style:family="paragraph" style:parent-style-name="Text_20_body" style:list-style-name="L51">
      <style:text-properties officeooo:rsid="1599172d" officeooo:paragraph-rsid="1599172d"/>
    </style:style>
    <style:style style:name="P323" style:family="paragraph" style:parent-style-name="Text_20_body" style:list-style-name="L51">
      <style:text-properties officeooo:rsid="1599b0b6" officeooo:paragraph-rsid="1599b0b6"/>
    </style:style>
    <style:style style:name="P324" style:family="paragraph" style:parent-style-name="Text_20_body" style:list-style-name="L51">
      <style:text-properties officeooo:rsid="159a10b8" officeooo:paragraph-rsid="159a10b8"/>
    </style:style>
    <style:style style:name="P325" style:family="paragraph" style:parent-style-name="Text_20_body" style:list-style-name="L51">
      <style:text-properties officeooo:rsid="158be102" officeooo:paragraph-rsid="158caed1"/>
    </style:style>
    <style:style style:name="P326" style:family="paragraph" style:parent-style-name="Text_20_body" style:list-style-name="L51">
      <style:text-properties officeooo:rsid="158be102" officeooo:paragraph-rsid="158be102"/>
    </style:style>
    <style:style style:name="P327" style:family="paragraph" style:parent-style-name="Text_20_body" style:list-style-name="L51">
      <style:text-properties officeooo:rsid="158e3ba0" officeooo:paragraph-rsid="158e3ba0"/>
    </style:style>
    <style:style style:name="P328" style:family="paragraph" style:parent-style-name="Text_20_body" style:list-style-name="L51">
      <style:text-properties officeooo:rsid="159d9011" officeooo:paragraph-rsid="159d9011"/>
    </style:style>
    <style:style style:name="P329" style:family="paragraph" style:parent-style-name="Text_20_body" style:list-style-name="L51">
      <style:text-properties officeooo:rsid="159d9011" officeooo:paragraph-rsid="15a1cf2c"/>
    </style:style>
    <style:style style:name="P330" style:family="paragraph" style:parent-style-name="Text_20_body" style:list-style-name="L51">
      <style:text-properties officeooo:rsid="158caed1" officeooo:paragraph-rsid="15a1cf2c"/>
    </style:style>
    <style:style style:name="P331" style:family="paragraph" style:parent-style-name="Text_20_body" style:list-style-name="L51">
      <style:text-properties officeooo:rsid="158caed1" officeooo:paragraph-rsid="158caed1"/>
    </style:style>
    <style:style style:name="P332" style:family="paragraph" style:parent-style-name="Text_20_body" style:list-style-name="L51">
      <style:text-properties officeooo:rsid="1590fc59" officeooo:paragraph-rsid="1590fc59"/>
    </style:style>
    <style:style style:name="P333" style:family="paragraph" style:parent-style-name="Text_20_body" style:list-style-name="L51">
      <style:text-properties officeooo:rsid="1595dc47" officeooo:paragraph-rsid="15a1cf2c"/>
    </style:style>
    <style:style style:name="P334" style:family="paragraph" style:parent-style-name="Text_20_body" style:list-style-name="L51">
      <style:text-properties officeooo:rsid="159eba43" officeooo:paragraph-rsid="159eba43"/>
    </style:style>
    <style:style style:name="P335" style:family="paragraph" style:parent-style-name="Text_20_body" style:list-style-name="L51">
      <style:text-properties officeooo:rsid="15a066f7" officeooo:paragraph-rsid="15a066f7"/>
    </style:style>
    <style:style style:name="P336" style:family="paragraph" style:parent-style-name="Text_20_body" style:list-style-name="L51">
      <style:text-properties officeooo:rsid="15a530d9" officeooo:paragraph-rsid="15a530d9"/>
    </style:style>
    <style:style style:name="P337" style:family="paragraph" style:parent-style-name="Text_20_body" style:list-style-name="L51">
      <style:text-properties officeooo:rsid="158d3ebb" officeooo:paragraph-rsid="158d3ebb"/>
    </style:style>
    <style:style style:name="P338" style:family="paragraph" style:parent-style-name="Text_20_body" style:list-style-name="L51">
      <style:text-properties officeooo:rsid="15a1cf2c" officeooo:paragraph-rsid="15a63a73"/>
    </style:style>
    <style:style style:name="P339" style:family="paragraph" style:parent-style-name="Text_20_body" style:list-style-name="L51">
      <style:text-properties officeooo:rsid="15a8301a" officeooo:paragraph-rsid="15a8301a"/>
    </style:style>
    <style:style style:name="P340" style:family="paragraph" style:parent-style-name="Text_20_body" style:list-style-name="L51">
      <style:text-properties officeooo:rsid="15a63a73" officeooo:paragraph-rsid="15a63a73"/>
    </style:style>
    <style:style style:name="P341" style:family="paragraph" style:parent-style-name="Text_20_body" style:list-style-name="L51">
      <style:text-properties officeooo:rsid="15aa3230" officeooo:paragraph-rsid="15aa3230"/>
    </style:style>
    <style:style style:name="P342" style:family="paragraph" style:parent-style-name="Text_20_body" style:list-style-name="L51">
      <style:text-properties officeooo:rsid="15974755" officeooo:paragraph-rsid="15974755"/>
    </style:style>
    <style:style style:name="P343" style:family="paragraph" style:parent-style-name="Text_20_body" style:list-style-name="L51">
      <style:text-properties officeooo:rsid="15920f8b" officeooo:paragraph-rsid="15920f8b"/>
    </style:style>
    <style:style style:name="P344" style:family="paragraph" style:parent-style-name="Text_20_body" style:list-style-name="L51">
      <style:text-properties officeooo:rsid="15927191" officeooo:paragraph-rsid="15927191"/>
    </style:style>
    <style:style style:name="P345" style:family="paragraph" style:parent-style-name="Text_20_body" style:list-style-name="L51">
      <style:text-properties officeooo:rsid="15927b75" officeooo:paragraph-rsid="15927b75"/>
    </style:style>
    <style:style style:name="P346" style:family="paragraph" style:parent-style-name="Text_20_body" style:list-style-name="L52">
      <style:text-properties style:text-line-through-style="none" style:text-line-through-type="none" officeooo:rsid="15afa6e7" officeooo:paragraph-rsid="15afa6e7"/>
    </style:style>
    <style:style style:name="P347" style:family="paragraph" style:parent-style-name="Text_20_body" style:list-style-name="L53">
      <style:text-properties style:text-line-through-style="none" style:text-line-through-type="none" officeooo:rsid="15afa6e7" officeooo:paragraph-rsid="15b63210"/>
    </style:style>
    <style:style style:name="P348" style:family="paragraph" style:parent-style-name="Text_20_body" style:list-style-name="L53">
      <style:text-properties style:text-line-through-style="none" style:text-line-through-type="none" officeooo:rsid="15adfad2" officeooo:paragraph-rsid="15adfad2"/>
    </style:style>
    <style:style style:name="P349" style:family="paragraph" style:parent-style-name="Text_20_body" style:list-style-name="L53">
      <style:text-properties style:text-line-through-style="none" style:text-line-through-type="none" officeooo:rsid="15b00d7c" officeooo:paragraph-rsid="15b63210"/>
    </style:style>
    <style:style style:name="P350" style:family="paragraph" style:parent-style-name="Text_20_body" style:list-style-name="L53">
      <style:text-properties style:text-line-through-style="none" style:text-line-through-type="none" officeooo:rsid="15b00d7c" officeooo:paragraph-rsid="15b00d7c"/>
    </style:style>
    <style:style style:name="P351" style:family="paragraph" style:parent-style-name="Text_20_body" style:list-style-name="L53">
      <style:text-properties style:text-line-through-style="none" style:text-line-through-type="none" officeooo:rsid="15bcccb3" officeooo:paragraph-rsid="15bcccb3"/>
    </style:style>
    <style:style style:name="P352" style:family="paragraph" style:parent-style-name="Text_20_body" style:list-style-name="L53">
      <style:text-properties style:text-line-through-style="none" style:text-line-through-type="none" officeooo:rsid="154b9479" officeooo:paragraph-rsid="15b00d7c"/>
    </style:style>
    <style:style style:name="P353" style:family="paragraph" style:parent-style-name="Text_20_body" style:list-style-name="L53">
      <style:text-properties style:text-line-through-style="none" style:text-line-through-type="none" officeooo:rsid="154b9479" officeooo:paragraph-rsid="15ba4fa2"/>
    </style:style>
    <style:style style:name="P354" style:family="paragraph" style:parent-style-name="Text_20_body" style:list-style-name="L53">
      <style:text-properties style:text-line-through-style="none" style:text-line-through-type="none" officeooo:rsid="15b9917d" officeooo:paragraph-rsid="15b9917d"/>
    </style:style>
    <style:style style:name="P355" style:family="paragraph" style:parent-style-name="Text_20_body" style:list-style-name="L58">
      <style:text-properties style:text-line-through-style="none" style:text-line-through-type="none" officeooo:rsid="15b9917d" officeooo:paragraph-rsid="15b9917d"/>
    </style:style>
    <style:style style:name="P356" style:family="paragraph" style:parent-style-name="Text_20_body" style:list-style-name="L53">
      <style:text-properties style:text-line-through-style="none" style:text-line-through-type="none" officeooo:rsid="15ba4fa2" officeooo:paragraph-rsid="15ba4fa2"/>
    </style:style>
    <style:style style:name="P357" style:family="paragraph" style:parent-style-name="Text_20_body" style:list-style-name="L57">
      <style:text-properties style:text-line-through-style="none" style:text-line-through-type="none" officeooo:rsid="15ba4fa2" officeooo:paragraph-rsid="15ba4fa2"/>
    </style:style>
    <style:style style:name="P358" style:family="paragraph" style:parent-style-name="Text_20_body" style:list-style-name="L54">
      <style:text-properties style:text-line-through-style="none" style:text-line-through-type="none" officeooo:rsid="15b17b04" officeooo:paragraph-rsid="15b17b04"/>
    </style:style>
    <style:style style:name="P359" style:family="paragraph" style:parent-style-name="Text_20_body" style:list-style-name="L59">
      <style:text-properties style:text-line-through-style="none" style:text-line-through-type="none" officeooo:rsid="15bd74a3" officeooo:paragraph-rsid="15bd74a3"/>
    </style:style>
    <style:style style:name="P360" style:family="paragraph" style:parent-style-name="Text_20_body" style:list-style-name="L54">
      <style:text-properties officeooo:rsid="15b4f5df" officeooo:paragraph-rsid="15b4f5df"/>
    </style:style>
    <style:style style:name="P361" style:family="paragraph" style:parent-style-name="Text_20_body" style:list-style-name="L55">
      <style:text-properties officeooo:rsid="15b4f5df" officeooo:paragraph-rsid="15b4f5df"/>
    </style:style>
    <style:style style:name="P362" style:family="paragraph" style:parent-style-name="Text_20_body" style:list-style-name="L55">
      <style:text-properties officeooo:paragraph-rsid="15b4f5df"/>
    </style:style>
    <style:style style:name="P363" style:family="paragraph" style:parent-style-name="Text_20_body" style:list-style-name="L56">
      <style:text-properties officeooo:paragraph-rsid="15ba4fa2"/>
    </style:style>
    <style:style style:name="P364" style:family="paragraph" style:parent-style-name="Text_20_body" style:list-style-name="L56">
      <style:text-properties officeooo:rsid="15bd74a3" officeooo:paragraph-rsid="15bd74a3"/>
    </style:style>
    <style:style style:name="P365" style:family="paragraph" style:parent-style-name="Text_20_body" style:list-style-name="L60">
      <style:text-properties officeooo:paragraph-rsid="15c0694c"/>
    </style:style>
    <style:style style:name="P366" style:family="paragraph" style:parent-style-name="Text_20_body" style:list-style-name="L60">
      <style:text-properties officeooo:rsid="15c2e4a5" officeooo:paragraph-rsid="15c2e4a5"/>
    </style:style>
    <style:style style:name="P367" style:family="paragraph" style:parent-style-name="Text_20_body" style:list-style-name="L60">
      <style:text-properties style:use-window-font-color="true" style:font-name="Georgia" fo:font-size="10pt" fo:letter-spacing="0.004cm" fo:language="cs" fo:country="CZ" officeooo:rsid="15c05e05" officeooo:paragraph-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68" style:family="paragraph" style:parent-style-name="Text_20_body" style:list-style-name="L61">
      <style:text-properties style:use-window-font-color="true" style:font-name="Georgia" fo:font-size="10pt" fo:letter-spacing="0.004cm" fo:language="cs" fo:country="CZ" officeooo:rsid="15c54a31" officeooo:paragraph-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69" style:family="paragraph" style:parent-style-name="Text_20_body" style:list-style-name="L62">
      <style:text-properties style:use-window-font-color="true" style:font-name="Georgia" fo:font-size="10pt" fo:letter-spacing="0.004cm" fo:language="cs" fo:country="CZ" officeooo:rsid="15c70c6e" officeooo:paragraph-rsid="15c70c6e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70" style:family="paragraph" style:parent-style-name="Text_20_body" style:list-style-name="L60">
      <style:text-properties officeooo:rsid="15c54a31" officeooo:paragraph-rsid="15c54a31"/>
    </style:style>
    <style:style style:name="P371" style:family="paragraph" style:parent-style-name="Text_20_body" style:list-style-name="L62">
      <style:text-properties officeooo:paragraph-rsid="15c54a31"/>
    </style:style>
    <style:style style:name="P372" style:family="paragraph" style:parent-style-name="Text_20_body" style:list-style-name="L62">
      <style:text-properties officeooo:rsid="15c70c6e" officeooo:paragraph-rsid="15c70c6e"/>
    </style:style>
    <style:style style:name="P373" style:family="paragraph" style:parent-style-name="Text_20_body">
      <style:text-properties officeooo:rsid="15c90624" officeooo:paragraph-rsid="15c90624"/>
    </style:style>
    <style:style style:name="P374" style:family="paragraph" style:parent-style-name="Text_20_body">
      <style:text-properties officeooo:rsid="15cac65f" officeooo:paragraph-rsid="15cac65f"/>
    </style:style>
    <style:style style:name="P375" style:family="paragraph" style:parent-style-name="Text_20_body">
      <style:text-properties officeooo:rsid="15cb8e46" officeooo:paragraph-rsid="15cb8e46"/>
    </style:style>
    <style:style style:name="P376" style:family="paragraph" style:parent-style-name="Text_20_body" style:list-style-name="L63">
      <style:text-properties officeooo:rsid="15cb8e46" officeooo:paragraph-rsid="15cb8e46"/>
    </style:style>
    <style:style style:name="P377" style:family="paragraph" style:parent-style-name="Text_20_body" style:list-style-name="L63">
      <style:text-properties officeooo:rsid="15ccd5e2" officeooo:paragraph-rsid="15ccd5e2"/>
    </style:style>
    <style:style style:name="P378" style:family="paragraph" style:parent-style-name="Text_20_body">
      <style:text-properties officeooo:rsid="15ce06b3" officeooo:paragraph-rsid="15ce06b3"/>
    </style:style>
    <style:style style:name="P379" style:family="paragraph" style:parent-style-name="Text_20_body">
      <style:text-properties officeooo:rsid="15cf48d7" officeooo:paragraph-rsid="15cf48d7"/>
    </style:style>
    <style:style style:name="P380" style:family="paragraph" style:parent-style-name="Text_20_body" style:list-style-name="L64">
      <style:text-properties officeooo:rsid="15cf8d2b" officeooo:paragraph-rsid="15cf8d2b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style:text-line-through-style="none" style:text-line-through-type="none"/>
    </style:style>
    <style:style style:name="T183" style:family="text">
      <style:text-properties style:text-line-through-style="none" style:text-line-through-type="none" fo:font-style="italic" style:font-style-asian="italic" style:font-style-complex="italic"/>
    </style:style>
    <style:style style:name="T184" style:family="text">
      <style:text-properties style:text-line-through-style="none" style:text-line-through-type="none" officeooo:rsid="154b9479"/>
    </style:style>
    <style:style style:name="T185" style:family="text">
      <style:text-properties style:text-line-through-style="none" style:text-line-through-type="none" officeooo:rsid="15b4f5df"/>
    </style:style>
    <style:style style:name="T186" style:family="text">
      <style:text-properties style:text-line-through-style="none" style:text-line-through-type="none" officeooo:rsid="15b17b04"/>
    </style:style>
    <style:style style:name="T187" style:family="text">
      <style:text-properties style:text-line-through-style="none" style:text-line-through-type="none" officeooo:rsid="15b35cfd"/>
    </style:style>
    <style:style style:name="T188" style:family="text">
      <style:text-properties style:text-line-through-style="none" style:text-line-through-type="none" officeooo:rsid="15b3de02"/>
    </style:style>
    <style:style style:name="T189" style:family="text">
      <style:text-properties style:text-line-through-style="none" style:text-line-through-type="none" officeooo:rsid="15ba4fa2"/>
    </style:style>
    <style:style style:name="T190" style:family="text">
      <style:text-properties style:text-line-through-style="none" style:text-line-through-type="none" officeooo:rsid="15bb5d3c"/>
    </style:style>
    <style:style style:name="T191" style:family="text">
      <style:text-properties officeooo:rsid="15aeec38"/>
    </style:style>
    <style:style style:name="T192" style:family="text">
      <style:text-properties officeooo:rsid="15afa6e7"/>
    </style:style>
    <style:style style:name="T193" style:family="text">
      <style:text-properties officeooo:rsid="15b00d7c"/>
    </style:style>
    <style:style style:name="T194" style:family="text">
      <style:text-properties officeooo:rsid="15b4f5df"/>
    </style:style>
    <style:style style:name="T195" style:family="text">
      <style:text-properties officeooo:rsid="15b63210"/>
    </style:style>
    <style:style style:name="T196" style:family="text">
      <style:text-properties officeooo:rsid="15ba4fa2"/>
    </style:style>
    <style:style style:name="T197" style:family="text">
      <style:text-properties officeooo:rsid="15bcccb3"/>
    </style:style>
    <style:style style:name="T198" style:family="text">
      <style:text-properties officeooo:rsid="15bd74a3"/>
    </style:style>
    <style:style style:name="T199" style:family="text">
      <style:text-properties style:use-window-font-color="tru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0" style:family="text">
      <style:text-properties style:use-window-font-color="true" style:font-name="Georgia" fo:font-size="10pt" fo:letter-spacing="0.004cm" fo:language="cs" fo:country="CZ" officeooo:rsid="15c05e0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1" style:family="text">
      <style:text-properties style:use-window-font-color="true" style:font-name="Georgia" fo:font-size="10pt" fo:letter-spacing="0.004cm" fo:language="cs" fo:country="CZ" officeooo: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2" style:family="text">
      <style:text-properties style:use-window-font-color="true" style:font-name="Georgia" fo:font-size="10pt" fo:letter-spacing="0.004cm" fo:language="cs" fo:country="CZ" officeooo:rsid="15c2054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3" style:family="text">
      <style:text-properties style:use-window-font-color="true" style:font-name="Georgia" fo:font-size="10pt" fo:letter-spacing="0.004cm" fo:language="cs" fo:country="CZ" officeooo:rsid="15c3f6d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4" style:family="text">
      <style:text-properties style:use-window-font-color="true" style:font-name="Georgia" fo:font-size="10pt" fo:letter-spacing="0.004cm" fo:language="cs" fo:country="CZ" officeooo: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5" style:family="text">
      <style:text-properties officeooo:rsid="15c944bf"/>
    </style:style>
    <style:style style:name="T206" style:family="text">
      <style:text-properties officeooo:rsid="15cf8c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/>
      <text:p text:style-name="Text_20_body"/>
      <text:p text:style-name="Text_20_body"/>
      <text:p text:style-name="P117">Dakara</text:p>
      <text:p text:style-name="P116"/>
      <text:p text:style-name="P116"/>
      <text:p text:style-name="P119">Dungeoncrawl</text:p>
      <text:p text:style-name="P118"/>
      <text:p text:style-name="P120">Poznámky ke kampani</text:p>
      <text:p text:style-name="P118"/>
      <text:p text:style-name="P118"/>
      <text:p text:style-name="P118"/>
      <text:p text:style-name="P118"/>
      <text:p text:style-name="P121"/>
      <text:p text:style-name="P1"/>
      <text:p text:style-name="P12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23"><text:a xlink:type="simple" xlink:href="#__RefHeading___Toc241_443151022" text:style-name="Internet_20_link" text:visited-style-name="Internet_20_link">Poznámky k první session</text:a><text:tab/>2</text:p>
          <text:p text:style-name="P12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34" text:outline-level="1">TODO</text:h>
      <text:p text:style-name="P41">Časem by se o artefakty mohli začít zajímat i Seveřani a někdo z říše.</text:p>
      <text:h text:style-name="P126" text:outline-level="1">K vymyšlení</text:h>
      <text:p text:style-name="P49">Kdo využije Vanju jako assassinku a proč?</text:p>
      <text:list xml:id="list3804456316" text:style-name="L1">
        <text:list-item>
          <text:p text:style-name="P136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2">Pod jakou satrapii Město patří?</text:p>
      <text:list xml:id="list1475130365" text:style-name="L2">
        <text:list-item>
          <text:p text:style-name="P137">Pod Dórskou (tj. domovská satrapie Filipa Velikého)<text:span text:style-name="T24">.</text:span></text:p>
        </text:list-item>
      </text:list>
      <text:list xml:id="list4054572348" text:style-name="L3">
        <text:list-item>
          <text:p text:style-name="P138">Kdo je satrapou?</text:p>
        </text:list-item>
      </text:list>
      <text:p text:style-name="P58">Jak se jmenuje domovská země dobyvatele?</text:p>
      <text:list xml:id="list1846835256" text:style-name="L4">
        <text:list-item>
          <text:p text:style-name="P139">Dórské království</text:p>
        </text:list-item>
      </text:list>
      <text:p text:style-name="P16">Kdo si činí nárok na trůn po dobyvateli?</text:p>
      <text:list xml:id="list461125053" text:style-name="L5">
        <text:list-header>
          <text:p text:style-name="P140">Mohli by být 3 – ať jich není zbytečně moc.</text:p>
        </text:list-header>
      </text:list>
      <text:list xml:id="list4271017423" text:style-name="L6">
        <text:list-item>
          <text:p text:style-name="P141">Který z následníků bude vládnout naší satrapii?</text:p>
          <text:list>
            <text:list-item>
              <text:p text:style-name="P141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27" text:outline-level="1"><text:soft-page-break/>Nápady</text:h>
      <text:p text:style-name="P57">Throne of Thunder <text:span text:style-name="T74">(to by ve skutečnosti mohla být orkská zbraň)</text:span></text:p>
      <text:p text:style-name="P57">- město, pevnost, nebo tak něco. Jdou tam vyvolávat bouře.</text:p>
      <text:p text:style-name="P57">- někdo to spustí a začne to generovat nekontrolovatelné bouře v náhodných směrech.</text:p>
      <text:p text:style-name="P59">- směry pohybu bouří se protnou právě tady.</text:p>
      <text:p text:style-name="P60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2385513705" text:style-name="L7">
        <text:list-item>
          <text:p text:style-name="P14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337177242" text:style-name="L8">
        <text:list-item>
          <text:p text:style-name="P143">Někdo by mohl z knihovny krást knihy.</text:p>
          <text:list>
            <text:list-item>
              <text:p text:style-name="P144">Nejspíš na prodej, ale může tím současně odvádět pozornost od jiných důvodů krádeže.</text:p>
              <text:list>
                <text:list-item>
                  <text:p text:style-name="P145">Mohly by to být třeba knihy o starých civilizacích.</text:p>
                  <text:list>
                    <text:list-item>
                      <text:p text:style-name="P146">Kradou je neo-elfové, ofc.</text:p>
                      <text:list>
                        <text:list-item>
                          <text:p text:style-name="P147">A dělají to proto, aby k nim neměl přístup nikdo další (sami by si je mohli přečíst i bez toho).</text:p>
                        </text:list-item>
                        <text:list-item>
                          <text:p text:style-name="P148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Co se děje v podsvětí?</text:p>
          <text:list>
            <text:list-item>
              <text:p text:style-name="P150">Někdo by nad ním mohl zkusit převzít kontrolu (nový „šéf“ bude mít k ruce vojáky maskované za bouchače).</text:p>
              <text:list>
                <text:list-item>
                  <text:p text:style-name="P15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54">Někdo <text:span text:style-name="T30">(stratég)</text:span> začne likvidovat informátory (příprava na puč).</text:p>
            </text:list-item>
          </text:list>
        </text:list-item>
        <text:list-item>
          <text:p text:style-name="P155">Poté, co odpluje armáda, <text:span text:style-name="T128">stratég</text:span> najme žoldnéřskou kumpanii s tím, že přebírá obranu města před orky a gobliny.</text:p>
          <text:list>
            <text:list-item>
              <text:p text:style-name="P156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57">Plánuje samozřejmě převzít ve městě moc.</text:p>
                </text:list-item>
              </text:list>
            </text:list-item>
          </text:list>
        </text:list-item>
        <text:list-item>
          <text:p text:style-name="P15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8">Note: Archon, který má na starost správu města, je extrémně paranoidní a neustále chodí s ozbrojeným doprovodem (jeho osobní garda, nikoliv přidělená městem).</text:p>
      <text:p text:style-name="P9"><text:soft-page-break/>Městskou radu by asi spíš měl tvořit archon (správa města), stratég (generál) a – těžko říct, něco ve stylu high priesta.</text:p>
      <text:p text:style-name="P9"/>
      <text:p text:style-name="P9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9"/>
      <text:p text:style-name="P10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10"/>
      <text:p text:style-name="P11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28" text:outline-level="1">PCs</text:h>
      <text:p text:style-name="P45">Postavy:</text:p>
      <text:list xml:id="list885009727" text:style-name="L9">
        <text:list-item>
          <text:p text:style-name="P159">Belzebák – kudůk, ranař</text:p>
          <text:list>
            <text:list-item>
              <text:p text:style-name="P160">Maká v Rak<text:span text:style-name="T52">n</text:span>osově taverně, <text:span text:style-name="T45">má nejspíš kontakty s podsvětím.</text:span></text:p>
            </text:list-item>
            <text:list-item>
              <text:p text:style-name="P161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62"><text:span text:style-name="T43">Orbin – elfský p</text:span>ísař <text:span text:style-name="T41">(Orbit)</text:span></text:p>
          <text:list>
            <text:list-item>
              <text:p text:style-name="P163">Otec byl učenec, od něj zná staré jazyky a tak.</text:p>
            </text:list-item>
            <text:list-item>
              <text:p text:style-name="P164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62"><text:span text:style-name="T42">Sigmarr (Nikephemos) – seveřan, žoldák intelektuál (</text:span>Ant<text:span text:style-name="T41">)</text:span></text:p>
          <text:list>
            <text:list-item>
              <text:p text:style-name="P165">Původem z malé žoldácké kumpanie, která brzo dorazí do Vadory jako součást armády (několik stovek žoldnéřů).</text:p>
            </text:list-item>
            <text:list-item>
              <text:p text:style-name="P166">Kumpanii (tu malou) vedou dva černí elfové – dvojčata.</text:p>
            </text:list-item>
            <text:list-item>
              <text:p text:style-name="P167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68">Bimbam Borůvka (<text:span text:style-name="T64">H</text:span>ač) – hobit, katographer a všeuměl.</text:p>
          <text:list>
            <text:list-item>
              <text:p text:style-name="P169">Kontakt: <text:span text:style-name="T66">Norad – trpaslík, pouliční obchodník a dohazovač.</text:span></text:p>
            </text:list-item>
          </text:list>
        </text:list-item>
      </text:list>
      <text:h text:style-name="P129" text:outline-level="1">NPCs</text:h>
      <text:h text:style-name="Heading_20_5" text:outline-level="5">Městská správa</text:h>
      <text:p text:style-name="P18">Di<text:span text:style-name="T28">á</text:span>ko<text:span text:style-name="T33">no</text:span>s –<text:span text:style-name="T32"> archon</text:span></text:p>
      <text:p text:style-name="P19"><text:span text:style-name="T109">A</text:span>di<text:span text:style-name="T109">r</text:span>on – hiero<text:span text:style-name="T34">ph</text:span>ant</text:p>
      <text:p text:style-name="P20">Doruvos - stratég</text:p>
      <text:h text:style-name="Heading_20_5" text:outline-level="5">Akademie</text:h>
      <text:p text:style-name="P13">Perdikus –<text:span text:style-name="T6"> člověk, scholarch, něco přes 60 let</text:span></text:p>
      <text:list xml:id="list1252492056" text:style-name="L10">
        <text:list-item>
          <text:p text:style-name="P170">Příbuzný Filipa Dobyvatele</text:p>
        </text:list-item>
        <text:list-item>
          <text:p text:style-name="P171">Znal Orbinova otce</text:p>
        </text:list-item>
      </text:list>
      <text:p text:style-name="P14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3603856602" text:style-name="L11">
        <text:list-item>
          <text:p text:style-name="P172">aktuální šéf novoelfského hnutí</text:p>
        </text:list-item>
      </text:list>
      <text:h text:style-name="Heading_20_5" text:outline-level="5">Jižanská delegace</text:h>
      <text:p text:style-name="P26"><text:span text:style-name="T37">Duranaga</text:span> – <text:span text:style-name="T36">starý diplomat, jižanský aristokrat</text:span></text:p>
      <text:p text:style-name="P25">Ašanga – <text:span text:style-name="T35">mladá, </text:span>vysoká, štíhlá atletka <text:span text:style-name="T35">(jižanka)</text:span></text:p>
      <text:p text:style-name="P27">Usambe –<text:span text:style-name="T37"> jižanský šaman</text:span></text:p>
      <text:h text:style-name="Heading_20_5" text:outline-level="5">Elfové</text:h>
      <text:p text:style-name="P43">Tianas – vůdce výpravy</text:p>
      <text:p text:style-name="P43">Ailara – léčitelka, Leandorova <text:span text:style-name="T102">dcera</text:span></text:p>
      <text:h text:style-name="Heading_20_5" text:outline-level="5">Podsvětí</text:h>
      <text:p text:style-name="P47">Rak<text:span text:style-name="T52">n</text:span>os – kudůk, majitel taverny, jeden z T<text:span text:style-name="T46">u</text:span>larových lidí.</text:p>
      <text:p text:style-name="P44">T<text:span text:style-name="T46">u</text:span>lar – chromý žebrák, <text:span text:style-name="T40">vysedává v tavernách a povídá si s lidmi (ať už mu dají almužnu nebo ne).</text:span></text:p>
      <text:list xml:id="list1959342552" text:style-name="L12">
        <text:list-item>
          <text:p text:style-name="P184">Ve skutečnosti je to šéf <text:span text:style-name="T62">zlodějské</text:span> gildy.</text:p>
        </text:list-item>
      </text:list>
      <text:h text:style-name="Heading_20_5" text:outline-level="5">Trpaslická gilda</text:h>
      <text:p text:style-name="P53">Nora<text:span text:style-name="T198">d</text:span> – <text:span text:style-name="T65">trpaslík, pouliční obchodník a dohazovač.</text:span></text:p>
      <text:list xml:id="list2425938523" text:style-name="L13">
        <text:list-item>
          <text:p text:style-name="P185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21">Vedou ji dvojčata, černí elfové Esim a V<text:span text:style-name="T103">í</text:span>m<text:span text:style-name="T86">é</text:span>s.</text:p>
      <text:list xml:id="list821346959" text:style-name="L14">
        <text:list-item>
          <text:p text:style-name="P186"><text:soft-page-break/>Celkem zhruba tucet členů</text:p>
        </text:list-item>
      </text:list>
      <text:p text:style-name="P22">Vanja – seveřanka, bývalá assassinka.</text:p>
      <text:h text:style-name="Heading_20_5" text:outline-level="5">Žoldácká armáda</text:h>
      <text:p text:style-name="P54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961128289" text:style-name="L15">
        <text:list-item>
          <text:p text:style-name="P187">Vede ji horský trpaslík Gambek.</text:p>
        </text:list-item>
        <text:list-item>
          <text:p text:style-name="P188">něco přes 200 členů.</text:p>
        </text:list-item>
      </text:list>
      <text:list xml:id="list3430546446" text:style-name="L16">
        <text:list-item>
          <text:p text:style-name="P189">Jsou to těžkooděnci <text:span text:style-name="T61">(nosej stejné přilby a skoro nikdy je nesundávaj).</text:span></text:p>
        </text:list-item>
        <text:list-item>
          <text:p text:style-name="P190">Kumpanii financuje trpaslická Gilda – tenhle job vzali schválně, aby měla Gilda ve Vadoře svoje vojáky.</text:p>
        </text:list-item>
      </text:list>
      <text:h text:style-name="P130" text:outline-level="1">Města</text:h>
      <text:p text:style-name="P42">Vadora</text:p>
      <text:p text:style-name="P55">Abydos <text:span text:style-name="T39">(na sever od Vadory)</text:span></text:p>
      <text:p text:style-name="P56">- kudůcká gilda.</text:p>
      <text:p text:style-name="P23">Bara<text:span text:style-name="T27">d</text:span>ra <text:span text:style-name="T39">(na jih od Vadory)</text:span></text:p>
      <text:h text:style-name="Heading_20_1" text:outline-level="1">Lokace</text:h>
      <text:p text:style-name="P37">Agora</text:p>
      <text:p text:style-name="P33">Budova Senátu (u Agory)</text:p>
      <text:p text:style-name="P34"><text:soft-page-break/>Amfiteátr</text:p>
      <text:p text:style-name="P35">Akademie + knihovna</text:p>
      <text:p text:style-name="P36">Atlétium</text:p>
      <text:p text:style-name="P38">Lázně</text:p>
      <text:p text:style-name="P38">Taverny</text:p>
      <text:p text:style-name="P39">Rezidence aristokratů</text:p>
      <text:p text:style-name="P40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2">Scholarch: Perdikus <text:span text:style-name="T6">- člověk</text:span></text:p>
      <text:p text:style-name="P15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2">Dvojčata – černí elfové (TODO: Jména)</text:p>
      <text:p text:style-name="P50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51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288167036" text:style-name="L17">
        <text:list-item>
          <text:p text:style-name="P191"><text:span text:style-name="T56">Má dceru Ronju </text:span><text:span text:style-name="T60">(tak 5-6 let)</text:span></text:p>
          <text:list>
            <text:list-item>
              <text:p text:style-name="P192"><text:span text:style-name="T60">R</text:span><text:span text:style-name="T56">onja je maskotem kumpanie</text:span></text:p>
            </text:list-item>
          </text:list>
        </text:list-item>
        <text:list-item>
          <text:p text:style-name="P193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4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8">Dórská aristokracie <text:span text:style-name="T67">vs Icénské obchodnické rodiny</text:span>.</text:p>
      <text:list xml:id="list1705562465" text:style-name="L18">
        <text:list-item>
          <text:p text:style-name="P194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95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6">Stratég si připravuje pozici k převzetí moci</text:p>
      <text:list xml:id="list886587617" text:style-name="L19">
        <text:list-item>
          <text:p text:style-name="P196">Stratég (Doruvos) je Dórský <text:span text:style-name="T49">aristokrat</text:span>.</text:p>
          <text:list>
            <text:list-item>
              <text:p text:style-name="P197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2839702476" text:style-name="L20">
        <text:list-item>
          <text:p text:style-name="P198">Začne likvidovat <text:span text:style-name="T26">ostatní</text:span> sítě <text:span text:style-name="T26">informátorů.</text:span></text:p>
          <text:list>
            <text:list-item>
              <text:p text:style-name="P199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200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7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1604238812" text:style-name="L21">
        <text:list-item>
          <text:p text:style-name="P181">Mystický: Osvícení lze dosáhnout půstem, odříkáním, meditací, okultními zážitky.</text:p>
        </text:list-item>
        <text:list-item>
          <text:p text:style-name="P201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6"><text:span text:style-name="T13">L</text:span><text:span text:style-name="T7">ikvidace informátora</text:span></text:p>
      <text:list xml:id="list220913545" text:style-name="L22">
        <text:list-item>
          <text:p text:style-name="P182">Mohlo by se to stát v taverně, kde dělá Belzebák –<text:span text:style-name="T71"> bude to jeden z jeho informátorů</text:span>.</text:p>
        </text:list-item>
      </text:list>
      <text:list xml:id="list1261805998" text:style-name="L23">
        <text:list-item>
          <text:p text:style-name="P183">Obstoupí ho tři týpci <text:span text:style-name="T82">ve</text:span> <text:span text:style-name="T72">zbroji</text:span> - dva ho chytnou, třetí podřízne.</text:p>
          <text:list>
            <text:list-item>
              <text:p text:style-name="P173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74">Kdo ho nechal zabít?</text:p>
          <text:list>
            <text:list-item>
              <text:p text:style-name="P175">Stratég <text:span text:style-name="T72">Doruvos</text:span></text:p>
            </text:list-item>
          </text:list>
        </text:list-item>
      </text:list>
      <text:p text:style-name="P17"><text:span text:style-name="T7">Atletické hry vyhraje štíhlá vysoká jižanka </text:span><text:span text:style-name="T16">Ašanga</text:span><text:span text:style-name="T7">.</text:span></text:p>
      <text:list xml:id="list313824217" text:style-name="L24">
        <text:list-item>
          <text:p text:style-name="P176">Je tu s celou jižanskou delegací</text:p>
        </text:list-item>
        <text:list-item>
          <text:p text:style-name="P176">Nejspíš se budou zajímat o magické artefakty (vykupovat je, mimo jiné).</text:p>
        </text:list-item>
      </text:list>
      <text:p text:style-name="P28">Pokud postavy začnou rozhazovat prachy, někdo si toho všimne a zkusí je okrást nebo sejmout.</text:p>
      <text:p text:style-name="P29"><text:soft-page-break/>Někdo najme Vanju (seveřanskou žoldačku – assassinku), aby zabila stratéga Durovuse.</text:p>
      <text:list xml:id="list1322237781" text:style-name="L25">
        <text:list-item>
          <text:p text:style-name="P177">Nabídl ji za to dům ve Vadoře, čímž by se z ní stala občanka města.</text:p>
        </text:list-item>
      </text:list>
      <text:list xml:id="list1736514679" text:style-name="L26">
        <text:list-item>
          <text:p text:style-name="P178">Nepovede se jí to, chytěj ji a budou ji chtít popravit.</text:p>
        </text:list-item>
        <text:list-item>
          <text:p text:style-name="P17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30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31">Jak se trpaslická Gilda postaví k Doruvosově pokusu o převzetí moci? Postaví se Plechový hlavy proti němu?</text:p>
      <text:list xml:id="list923512744" text:style-name="L27">
        <text:list-item>
          <text:p text:style-name="P180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61">Z Šarlatové kumpanie přežije jen pár jednotlivců. <text:span text:style-name="T77">Zbytek povraždí Vadorské podsvětí.</text:span></text:p>
      <text:p text:style-name="P61">Co bude v truhličce kapitána Fenrise?</text:p>
      <text:list xml:id="list3384879519" text:style-name="L28">
        <text:list-item>
          <text:p text:style-name="P202">Zlato</text:p>
        </text:list-item>
        <text:list-item>
          <text:p text:style-name="P202">Měl by tam bejt nějakej hint na to, kdo kumpanii najal.</text:p>
          <text:list>
            <text:list-item>
              <text:p text:style-name="P202"><text:span text:style-name="T80">K</text:span>ontrakt <text:span text:style-name="T80">s Doruvosem</text:span></text:p>
              <text:list>
                <text:list-item>
                  <text:p text:style-name="P202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2">Co s podsvětím ve čtvrti, kde bydleli Šarlatoví?</text:p>
      <text:list xml:id="list813138934" text:style-name="L29">
        <text:list-item>
          <text:p text:style-name="P203"><text:soft-page-break/>Tular je rozhodně nenechá nepotrestané.</text:p>
          <text:list>
            <text:list-item>
              <text:p text:style-name="P204">Hit bude proti klíčovým osobám ve vedení <text:span text:style-name="T79">(Konkrétně Lian – elf, bývalý žoldák)</text:span>.</text:p>
            </text:list-item>
            <text:list-item>
              <text:p text:style-name="P203">Raknos <text:span text:style-name="T78">by mohl postavám nabídnout, jestli se chtějí likvidace zúčastnit.</text:span></text:p>
            </text:list-item>
          </text:list>
        </text:list-item>
      </text:list>
      <text:p text:style-name="P63">Začne loupení a rabování.</text:p>
      <text:list xml:id="list961952200" text:style-name="L30">
        <text:list-item>
          <text:p text:style-name="P205">Postavy by se mohly k něčemu přichomýtnout</text:p>
          <text:list>
            <text:list-item>
              <text:p text:style-name="P206">Třeba hit na nějakého bohatého kupce.</text:p>
            </text:list-item>
            <text:list-item>
              <text:p text:style-name="P206">Nebo třeba na knihovnu akademie.</text:p>
              <text:list>
                <text:list-item>
                  <text:p text:style-name="P207">To zní hodně dobře.</text:p>
                </text:list-item>
              </text:list>
            </text:list-item>
          </text:list>
        </text:list-item>
      </text:list>
      <text:p text:style-name="P63">Lidi začnou demonstrovat v Agoře, aby triarchové něco udělali s bezpečností ve městě.</text:p>
      <text:list xml:id="list419321570" text:style-name="L31">
        <text:list-item>
          <text:p text:style-name="P208">Doruvos bude mít projev. Obviní radu z neplodného politikaření a slíbí, že se o to osobně postará.</text:p>
          <text:list>
            <text:list-item>
              <text:p text:style-name="P208">Zanedlouho dorazí žoldácká armáda.</text:p>
            </text:list-item>
          </text:list>
        </text:list-item>
      </text:list>
      <text:p text:style-name="P64">TODO: Oživit si akci s asasinkou-žoldačkou <text:span text:style-name="T81">(done)</text:span></text:p>
      <text:p text:style-name="P64">TODO: Domyslet krádež knih.</text:p>
      <text:list xml:id="list3319988261" text:style-name="L32">
        <text:list-item>
          <text:p text:style-name="P209">Leandor bydlí u svého bratrance, měšťana Valandora.</text:p>
          <text:list>
            <text:list-item>
              <text:p text:style-name="P210">Od něj si elfové „půjčili“ vůz.</text:p>
            </text:list-item>
          </text:list>
        </text:list-item>
        <text:list-item>
          <text:p text:style-name="P211">Klíče od knihovny má:</text:p>
          <text:list>
            <text:list-item>
              <text:p text:style-name="P211">Scholarch</text:p>
            </text:list-item>
            <text:list-item>
              <text:p text:style-name="P211">Leandor (archivář)</text:p>
            </text:list-item>
            <text:list-item>
              <text:p text:style-name="P211">Správce (a zároveň noční hlídač) <text:span text:style-name="T85">Tagl (trpaslík)</text:span>.</text:p>
              <text:list>
                <text:list-item>
                  <text:p text:style-name="P211"><text:soft-page-break/>Toho elfové podplatili.</text:p>
                </text:list-item>
              </text:list>
            </text:list-item>
          </text:list>
        </text:list-item>
      </text:list>
      <text:p text:style-name="P65">Příjezd Jižanské delegace</text:p>
      <text:list xml:id="list1409922801" text:style-name="L33">
        <text:list-item>
          <text:p text:style-name="P212">Jak to zapojit do příběhu postav?</text:p>
          <text:list>
            <text:list-item>
              <text:p text:style-name="P213">Ašanga se může o někoho z nich zajímat.</text:p>
              <text:list>
                <text:list-item>
                  <text:p text:style-name="P213">Samozřejmě zjištně. Jižani tu budou kvůli staré magii.</text:p>
                </text:list-item>
              </text:list>
            </text:list-item>
          </text:list>
        </text:list-item>
      </text:list>
      <text:p text:style-name="P65">Hry</text:p>
      <text:list xml:id="list1393240005" text:style-name="L34">
        <text:list-item>
          <text:p text:style-name="P214">Představení Ašangy, ale ideálně by se tam toho mělo dít víc.</text:p>
        </text:list-item>
      </text:list>
      <text:h text:style-name="Heading_20_1" text:outline-level="1">Chapter 2</text:h>
      <text:p text:style-name="P68">Pozn: Dům pro měšťana stojí od 500 zl výš.</text:p>
      <text:h text:style-name="Heading_20_2" text:outline-level="2">Co se děje ve městě</text:h>
      <text:p text:style-name="P69">Doruvos si pozval zbytek své bývalé armády (3 triéry, celkem 1 falanga + posádky lodí).</text:p>
      <text:p text:style-name="P70">Pokus o vraždu Doruvose.</text:p>
      <text:p text:style-name="P70">Probíhá válka sítí.</text:p>
      <text:p text:style-name="P69">Výhledově: upír (to by mělo souviset s <text:span text:style-name="T90">průzkumem dungeonu pod městem</text:span>)</text:p>
      <text:p text:style-name="P71">Doruvos zaručeně není jedinej, kdo si najme žoldáky. Ve městě se objevěj další kumpanie.</text:p>
      <text:list xml:id="list703742388" text:style-name="L35">
        <text:list-item>
          <text:p text:style-name="P21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15">Toho půjde pěkně zneužívat.</text:p>
            </text:list-item>
          </text:list>
        </text:list-item>
      </text:list>
      <text:p text:style-name="P72">Problémy s piráty!</text:p>
      <text:list xml:id="list840200159" text:style-name="L36">
        <text:list-item>
          <text:p text:style-name="P217">Konkrétně s jinými piráty. Možná dojde k válce pirátů?</text:p>
          <text:list>
            <text:list-item>
              <text:p text:style-name="P217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3556768273" text:style-name="L37">
        <text:list-item>
          <text:p text:style-name="P218">Souboj sítí</text:p>
        </text:list-item>
        <text:list-item>
          <text:p text:style-name="P218">Elfové a ukradené knihy</text:p>
        </text:list-item>
      </text:list>
      <text:list xml:id="list2367097541" text:style-name="L38">
        <text:list-item>
          <text:list>
            <text:list-item>
              <text:p text:style-name="P219">Kde jsou ty knihy?</text:p>
              <text:list>
                <text:list-item>
                  <text:p text:style-name="P222">V domě Leandorova bratra.</text:p>
                </text:list-item>
              </text:list>
            </text:list-item>
            <text:list-item>
              <text:p text:style-name="P219">Vím, ke komu to vede (dům bohatého měšťana).</text:p>
            </text:list-item>
            <text:list-item>
              <text:p text:style-name="P219">Ailara byla Leandorova dcera?</text:p>
              <text:list>
                <text:list-item>
                  <text:p text:style-name="P219">Asi jo, je starej, takže sestra nejspíš ne.</text:p>
                </text:list-item>
                <text:list-item>
                  <text:p text:style-name="P223">Nebo možná dcera Leandorova bratra. To by mohlo Leandora dostat do vážných problémů.</text:p>
                </text:list-item>
              </text:list>
            </text:list-item>
            <text:list-item>
              <text:p text:style-name="P224">Kdo byl Tianas.</text:p>
              <text:list>
                <text:list-item>
                  <text:p text:style-name="P224">Zřejmě taky syn nějakého bohatého měšťana – Deonora.</text:p>
                </text:list-item>
                <text:list-item>
                  <text:p text:style-name="P225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26">Leandor je nejspíš Achájec. </text:p>
            </text:list-item>
          </text:list>
        </text:list-item>
      </text:list>
      <text:list xml:id="list150903562522230" text:continue-list="list3556768273" text:style-name="L37">
        <text:list-item>
          <text:p text:style-name="P218">Dungeon pod městem (TODO)</text:p>
        </text:list-item>
        <text:list-item>
          <text:p text:style-name="P227"><text:span text:style-name="T89">Zraněný Doruvos a V</text:span>anja pod zámkem</text:p>
        </text:list-item>
      </text:list>
      <text:h text:style-name="Heading_20_2" text:outline-level="2">3 linky pro úterní skupinu</text:h>
      <text:list xml:id="list880682449" text:style-name="L39">
        <text:list-item>
          <text:p text:style-name="P220">Souboj sítí</text:p>
        </text:list-item>
      </text:list>
      <text:list xml:id="list2525430159" text:style-name="L40">
        <text:list-item>
          <text:list>
            <text:list-item>
              <text:p text:style-name="P221">Pokus o likvidaci šéfa dětského gangu (<text:span text:style-name="T130">Wirt</text:span>).</text:p>
            </text:list-item>
          </text:list>
        </text:list-item>
      </text:list>
      <text:list xml:id="list150903617566109" text:continue-list="list880682449" text:style-name="L39">
        <text:list-item>
          <text:p text:style-name="P228">Dungeon pod městem</text:p>
        </text:list-item>
      </text:list>
      <text:list xml:id="list3418423535" text:style-name="L41">
        <text:list-item>
          <text:list>
            <text:list-item>
              <text:p text:style-name="P229">Jak se o něm dozvědí?</text:p>
            </text:list-item>
            <text:list-item>
              <text:p text:style-name="P231">Zajímají se o jména z dopisů, jestli se nepletu.</text:p>
            </text:list-item>
            <text:list-item>
              <text:p text:style-name="P232">Ale asi by to chtělo ještě nějakej jinej směr.</text:p>
            </text:list-item>
          </text:list>
        </text:list-item>
      </text:list>
      <text:list xml:id="list150902576448117" text:continue-list="list150903617566109" text:style-name="L39">
        <text:list-item>
          <text:p text:style-name="P228">TODO</text:p>
        </text:list-item>
        <text:list-item>
          <text:p text:style-name="P234">Problémy s piráty</text:p>
        </text:list-item>
      </text:list>
      <text:list xml:id="list1303637013" text:style-name="L42">
        <text:list-item>
          <text:list>
            <text:list-item>
              <text:p text:style-name="P235">Ideálně by to chtělo akci přímo ve městě, nebo na zakotvené lodi.</text:p>
            </text:list-item>
            <text:list-item>
              <text:p text:style-name="P236">Pašerákův kontrakt ho může požádat o pár lidí na nějakou akci.</text:p>
            </text:list-item>
          </text:list>
        </text:list-item>
      </text:list>
      <text:list xml:id="list150902759088139" text:continue-list="list150902576448117" text:style-name="L39">
        <text:list-item>
          <text:p text:style-name="P234">TODO</text:p>
        </text:list-item>
      </text:list>
      <text:p text:style-name="P69">Postavy mám:</text:p>
      <text:list xml:id="list1762547978" text:style-name="L43">
        <text:list-item>
          <text:p text:style-name="P230">Týpek z ulice (dětský gang, atd.).</text:p>
          <text:list>
            <text:list-item>
              <text:p text:style-name="P237">Tady je to jasný – děj v podsvětí.</text:p>
            </text:list-item>
          </text:list>
        </text:list-item>
        <text:list-item>
          <text:p text:style-name="P230"><text:soft-page-break/>Černá elfka</text:p>
          <text:list>
            <text:list-item>
              <text:p text:style-name="P233">Možná by ji mohl někdo chtít ukázat, co našel v podzemí, nebo ji do toho zapojit?</text:p>
            </text:list-item>
            <text:list-item>
              <text:p text:style-name="P216">Kontakt s elfími bratry (to ale teď moc nikam nepovede).</text:p>
            </text:list-item>
          </text:list>
        </text:list-item>
        <text:list-item>
          <text:p text:style-name="P216">Pirát/pašerák</text:p>
          <text:list>
            <text:list-item>
              <text:p text:style-name="P216">Mohl by mít přehled o tom, kdo a co přijíždí do města (další žoldáci, pak Doruvosovy triéry).</text:p>
              <text:list>
                <text:list-item>
                  <text:p text:style-name="P238">Problémy s piráty!</text:p>
                </text:list-item>
              </text:list>
            </text:list-item>
          </text:list>
        </text:list-item>
        <text:list-item>
          <text:p text:style-name="P216">Trpasličí lovec</text:p>
          <text:list>
            <text:list-item>
              <text:p text:style-name="P216">Toho asi nemusím explicitně zapojovat, hráč je aktivní.</text:p>
            </text:list-item>
          </text:list>
        </text:list-item>
      </text:list>
      <text:p text:style-name="P73">Aktuálně:</text:p>
      <text:list xml:id="list3960528475" text:style-name="L44">
        <text:list-item>
          <text:p text:style-name="P239">Změna: Elfka utekla.</text:p>
        </text:list-item>
        <text:list-item>
          <text:p text:style-name="P239">Ukradla pašerákovi nějaké inkriminující lejstro. Možná padělanou kupní smlouvu nebo tak něco.</text:p>
        </text:list-item>
        <text:list-item>
          <text:p text:style-name="P239">Pašerák chce buď to lejstro (dá za něj 10 zl), nebo živou elfku s tím, že to z ní vyrazí sám (5 zl).</text:p>
        </text:list-item>
        <text:list-item>
          <text:p text:style-name="P240">Pašerák dal postavám tip, kde elfku najdou (nějaká taverna).</text:p>
          <text:list>
            <text:list-item>
              <text:p text:style-name="P241">Ago<text:span text:style-name="T104">r</text:span>nova taverna.</text:p>
            </text:list-item>
            <text:list-item>
              <text:p text:style-name="P241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42">Proč elfka chodí k němu?</text:p>
              <text:list>
                <text:list-item>
                  <text:p text:style-name="P243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42">Elfka se jmenuje <text:span text:style-name="T92">D</text:span>anara.</text:p>
          <text:list>
            <text:list-item>
              <text:p text:style-name="P244">Je místní?</text:p>
              <text:list>
                <text:list-item>
                  <text:p text:style-name="P245">Už pár let tu žije, ale původem je z Abydosu. <text:span text:style-name="T93">Proto ji znají tamní kudůci.</text:span></text:p>
                  <text:list>
                    <text:list-item>
                      <text:p text:style-name="P246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44">S místním podsvětím nespolupracuje.</text:p>
            </text:list-item>
            <text:list-item>
              <text:p text:style-name="P247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48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49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50">Pašerák (Zejádův kontakt) se jmenuje Ha<text:span text:style-name="T99">la</text:span>r.</text:p>
          <text:list>
            <text:list-item>
              <text:p text:style-name="P251">Je to Artézan, člověk.</text:p>
            </text:list-item>
            <text:list-item>
              <text:p text:style-name="P251">Oficiálně je to obchodník, sám ale žádné zboží nevozí.</text:p>
              <text:list>
                <text:list-item>
                  <text:p text:style-name="P252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53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54">Úterní skupina chodí do Gadařiny taverny.</text:p>
          <text:list>
            <text:list-item>
              <text:p text:style-name="P255">Oni jsou vlastně na rozhraní slumu, trpaslické čtvrti a nějaké řemeslnické.</text:p>
            </text:list-item>
            <text:list-item>
              <text:p text:style-name="P255">Majitelka je trpaslice, <text:span text:style-name="T100">Gadara.</text:span></text:p>
              <text:list>
                <text:list-item>
                  <text:p text:style-name="P256">Není zapojená do podsvětí, jen platí výpalné.</text:p>
                </text:list-item>
              </text:list>
            </text:list-item>
            <text:list-item>
              <text:p text:style-name="P257">Taverna je v trpaslické čtvrti, ale směrem ven a půlka stolů má lidskou velikost.</text:p>
            </text:list-item>
          </text:list>
        </text:list-item>
        <text:list-item>
          <text:p text:style-name="P258">Ze stok vylezl upír a nadělal tam pár zombií.</text:p>
          <text:list>
            <text:list-item>
              <text:p text:style-name="P258">Děti se do stok zaručeně podívat půjdou (to ale můžu odložit, až bude Uliho hráč).</text:p>
            </text:list-item>
          </text:list>
        </text:list-item>
        <text:list-item>
          <text:p text:style-name="P258">Dá se prokopat do dungeonu (a úterní skupina už ví kudy – byť to teda může bejt jen další malá část).</text:p>
        </text:list-item>
      </text:list>
      <text:h text:style-name="P131" text:outline-level="1">Chapter <text:span text:style-name="T169">3</text:span></text:h>
      <text:p text:style-name="P74">Potřebuju nové linie přímo pro postavy.</text:p>
      <text:list xml:id="list252232806" text:style-name="L45">
        <text:list-item>
          <text:p text:style-name="P259">Na trhu se objeví magické předměty (léčivý lektvar, možná ještě něco).</text:p>
          <text:list>
            <text:list-item>
              <text:p text:style-name="P260">Kdo je nabízí?</text:p>
              <text:list>
                <text:list-item>
                  <text:p text:style-name="P261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62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62">Ceník (aspoň Kasičův).</text:p>
                  <text:list>
                    <text:list-item>
                      <text:p text:style-name="P262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9">Jak si mohou postavy vydělávat?</text:p>
          <text:list>
            <text:list-item>
              <text:p text:style-name="P259">Ve městě se rozbují krádeže, vraždy a tak (vyřizování starých účtú), takže možná nějaké vyšetřování/pátrání.</text:p>
              <text:list>
                <text:list-item>
                  <text:p text:style-name="P263">Jasně – někomu něco zmizelo ze sklepa (někdo se mu tam prokopal).</text:p>
                  <text:list>
                    <text:list-item>
                      <text:p text:style-name="P264">Zmíní se o tom v taverně jeden z jeho sloužícíh.</text:p>
                    </text:list-item>
                    <text:list-item>
                      <text:p text:style-name="P265">Komu?</text:p>
                      <text:list>
                        <text:list-item>
                          <text:p text:style-name="P266">Bohatý obchodník, ale ne senátor.</text:p>
                          <text:list>
                            <text:list-item>
                              <text:p text:style-name="P267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5">Co mu zmizelo?</text:p>
                      <text:list>
                        <text:list-item>
                          <text:p text:style-name="P268">Nějaké dokumenty. Účetní knihy, možná seznam „dark secrets“, který si nasbíral na jiný obchodníky.</text:p>
                          <text:list>
                            <text:list-item>
                              <text:p text:style-name="P269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70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71">Nabídne za ně 20 zl.</text:p>
                        </text:list-item>
                      </text:list>
                    </text:list-item>
                    <text:list-item>
                      <text:p text:style-name="P265">Kdo se tam prokopal?</text:p>
                      <text:list>
                        <text:list-item>
                          <text:p text:style-name="P268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72">Tunel za sebou elfové zase pečlivě zazdili – půjde ale poznat, že to je čerstvě zastavěné.</text:p>
                    </text:list-item>
                    <text:list-item>
                      <text:p text:style-name="P265">Co je v tomhle minidungeonu?</text:p>
                      <text:list>
                        <text:list-item>
                          <text:p text:style-name="P273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74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5">Doprovod do divočiny</text:p>
              <text:list>
                <text:list-item>
                  <text:p text:style-name="P276">Máša může přijít za Alrikem.</text:p>
                </text:list-item>
                <text:list-item>
                  <text:p text:style-name="P275">To dává dobrej smysl, obě skupiny jsou jedni z mála, kdo v divočině byl a vrátil se živej (a někdo by to o nich mohl vědět).</text:p>
                  <text:list>
                    <text:list-item>
                      <text:p text:style-name="P277">Asi by se tam mělo stát/najít něco zajímavějšího, než jen útok orků.</text:p>
                      <text:list>
                        <text:list-item>
                          <text:p text:style-name="P277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78">Kdo tam chce a proč?</text:p>
                  <text:list>
                    <text:list-item>
                      <text:p text:style-name="P278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78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79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80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81">Za doprovod nabídne 5 zl (nechá se ukecat až na 10).</text:p>
                    </text:list-item>
                  </text:list>
                </text:list-item>
                <text:list-item>
                  <text:p text:style-name="P282">Co Mášu do doupěte odtáhlo?</text:p>
                  <text:list>
                    <text:list-item>
                      <text:p text:style-name="P283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82">Co je zač doupě <text:span text:style-name="T114">a co je v něm</text:span>?</text:p>
                  <text:list>
                    <text:list-item>
                      <text:p text:style-name="P284">Určitě něco probořeného do podzemí.</text:p>
                    </text:list-item>
                    <text:list-item>
                      <text:p text:style-name="P285">Mohly by tam bejt zbytky předchozí kořisti</text:p>
                      <text:list>
                        <text:list-item>
                          <text:p text:style-name="P285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86">Útok goblinů</text:p>
                </text:list-item>
              </text:list>
            </text:list-item>
            <text:list-item>
              <text:p text:style-name="P287">Cesta někam na lodi (<text:span text:style-name="T110">P</text:span>roč? <text:span text:style-name="T110">Co tam?</text:span>)</text:p>
              <text:list>
                <text:list-item>
                  <text:p text:style-name="P288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89">V materiálech, které sebraly goblinům, by mohl nějakej podobnej hint bejt.</text:p>
                  <text:list>
                    <text:list-item>
                      <text:p text:style-name="P290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5">Bitka s gobliny</text:p>
      <text:list xml:id="list3973415580" text:style-name="L46">
        <text:list-item>
          <text:p text:style-name="P291">jeden z goblinů by mohl bejt šaman</text:p>
          <text:list>
            <text:list-item>
              <text:p text:style-name="P291">Kouzla:</text:p>
              <text:list>
                <text:list-item>
                  <text:p text:style-name="P291">2 lahvičky:</text:p>
                  <text:list>
                    <text:list-item>
                      <text:p text:style-name="P291">léčení (1k6 bodů kondice) <text:span text:style-name="T121">+</text:span> uzdraví šilhavý oči</text:p>
                      <text:list>
                        <text:list-item>
                          <text:p text:style-name="P292">je cítit alkoholem.</text:p>
                        </text:list-item>
                      </text:list>
                    </text:list-item>
                    <text:list-item>
                      <text:p text:style-name="P291">šípový jed <text:span text:style-name="T120">(asi zmije)</text:span></text:p>
                    </text:list-item>
                  </text:list>
                </text:list-item>
                <text:list-item>
                  <text:p text:style-name="P291">Prokletí (šilhavý oči)</text:p>
                  <text:list>
                    <text:list-item>
                      <text:p text:style-name="P291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6">Dungeon: Svatyně bohyně Astry (čelenka z hvězd, <text:span text:style-name="T122">hůl, kniha</text:span>)</text:p>
      <text:list xml:id="list2758471612" text:style-name="L47">
        <text:list-item>
          <text:p text:style-name="P293">Fontána</text:p>
        </text:list-item>
        <text:list-item>
          <text:p text:style-name="P294">Svitek s kouzlem <text:span text:style-name="T123">světlo</text:span> (kde? V tajné schránce za oltářem)</text:p>
          <text:list>
            <text:list-item>
              <text:p text:style-name="P295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94">Je to něj probořený „vchod“ z doupěte obřího <text:span text:style-name="T124">brouka</text:span>.</text:p>
        </text:list-item>
        <text:list-item>
          <text:p text:style-name="P296">Původní vchod do svatyně je zasypaný.</text:p>
        </text:list-item>
        <text:list-item>
          <text:p text:style-name="P297">Mělo by tam bejt něco zajímavýho.</text:p>
          <text:list>
            <text:list-item>
              <text:p text:style-name="P297">Astra je bohyně kouzel, umění a tak. Kněží mohli s něčím experimentovat?</text:p>
            </text:list-item>
            <text:list-item>
              <text:p text:style-name="P298">Možná nějaké experimenty s halucinogeny (i když to není úplně elfské).</text:p>
            </text:list-item>
            <text:list-item>
              <text:p text:style-name="P299">Kadidla s barevným kouřem? <text:span text:style-name="T125">Možná různě barevné plameny?</text:span></text:p>
            </text:list-item>
          </text:list>
        </text:list-item>
      </text:list>
      <text:p text:style-name="P77"/>
      <text:h text:style-name="Heading_20_3" text:outline-level="3">Úterní skupina – next chapter</text:h>
      <text:p text:style-name="P78">IDEA: Detektivka.</text:p>
      <text:p text:style-name="P78">Někdo zabil obchodníka s magickými předměty. Nejspíš by sám nějakej ten item měl mít.</text:p>
      <text:p text:style-name="P78">- <text:span text:style-name="T126">jak se sakra jmenoval? Každopádně to byl kudůk a postavy se s ním potkaly v Gadařině taverně.</text:span></text:p>
      <text:p text:style-name="P79">Kdo to udělal?</text:p>
      <text:list xml:id="list3767696662" text:style-name="L48">
        <text:list-item>
          <text:p text:style-name="P300">možná trpaslíci.</text:p>
        </text:list-item>
        <text:list-item>
          <text:p text:style-name="P300">nebo prostě jen někdo, kdo věděl, že to jsou cenný věci, a že o ně mají trpaslíci zájem.</text:p>
        </text:list-item>
        <text:list-item>
          <text:p text:style-name="P300">proč ho zabil, místo aby ho jen okradl?</text:p>
          <text:list>
            <text:list-item>
              <text:p text:style-name="P301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32" text:outline-level="1">Chapter <text:span text:style-name="T169">4</text:span> – <text:span text:style-name="T131">tyranův stín</text:span></text:h>
      <text:p text:style-name="P98">Kdo najal Vanju?<text:span text:style-name="T132"><text:line-break/>- kudůk Aradus, konzervativec</text:span></text:p>
      <text:p text:style-name="P99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100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6">Doruvos<text:line-break/>- žena Helena, žije s ním ve Vadoře, ale společenského života se neúčastní. Extrémně zbožná.<text:line-break/>- syn <text:span text:style-name="T191">Adonis</text:span>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4147244405" text:style-name="L49">
        <text:list-item>
          <text:p text:style-name="P302">má 13 křesel (možná víc, ale 13 je rozhodujících).</text:p>
        </text:list-item>
        <text:list-item>
          <text:p text:style-name="P302">triarchové nejsou senátoři.</text:p>
        </text:list-item>
        <text:list-item>
          <text:p text:style-name="P302">6 křesel mají Dórští aristokrati (záměrně nemají většinu, to byla součást dohody s Filipem). Všichni jsou samozřejmě lidé.</text:p>
          <text:list>
            <text:list-item>
              <text:p text:style-name="P303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304">Dva rody stojí za Hierophantem <text:span text:style-name="T147">(Adirosem)</text:span></text:p>
              <text:list>
                <text:list-item>
                  <text:p text:style-name="P304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304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305">Tři jsou pro Doruvose</text:p>
              <text:list>
                <text:list-item>
                  <text:p text:style-name="P305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305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305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302">7 mají Icéňané</text:p>
          <text:list>
            <text:list-item>
              <text:p text:style-name="P303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303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306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303">Zbývají 4 křesla</text:p>
              <text:list>
                <text:list-item>
                  <text:p text:style-name="P307">1 Demokrat <text:span text:style-name="T137">(hobit Philosir)<text:line-break/>Wealth 4<text:line-break/>5 žoldáků (síla 2), celkem 10</text:span></text:p>
                </text:list-item>
                <text:list-item>
                  <text:p text:style-name="P308">2 Konzervativci – <text:span text:style-name="T139">chtějí </text:span>návrat ke stavu před Filipem.</text:p>
                  <text:list>
                    <text:list-item>
                      <text:p text:style-name="P309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310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311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3">- Na běžná hlasování stačí většina, tzn. 7 hlasů.</text:p>
      <text:p text:style-name="P80">- Na vyhlášení monarchie senátem je potřeba 11 hlasů. A samozřejmě předtím <text:span text:style-name="T142">nejednotné hlasování</text:span> triarchů.</text:p>
      <text:p text:style-name="P81">- Alternativa je násilný převrat – pak senát ani triarchové nehrajou roli.</text:p>
      <text:p text:style-name="P82">- Obdobně ale rozhodnutí senátu nemusí stačit, pokud někdo převezme kontrolu násilím.</text:p>
      <text:h text:style-name="Heading_20_3" text:outline-level="3">Možné vnější vlivy</text:h>
      <text:p text:style-name="P82">- Abydoss</text:p>
      <text:p text:style-name="P82">- <text:span text:style-name="T133">Garadra</text:span></text:p>
      <text:p text:style-name="P82">- <text:span text:style-name="T151">konkurenční piráti</text:span></text:p>
      <text:p text:style-name="P82"><text:soft-page-break/>- Dórský Daidoch (mohl by sem poslat armádu. Otázka je, jak moc mu nějaká Vadora bude stát za to).</text:p>
      <text:p text:style-name="P94">Achájská města (podpora pokusu o demokratický převrat)</text:p>
      <text:h text:style-name="Heading_20_3" text:outline-level="3">Vojsko</text:h>
      <text:p text:style-name="P86">Doruvos<text:line-break/><text:span text:style-name="T134">3 falangy (síla 5) (300 mužů), celková síla 1500</text:span></text:p>
      <text:p text:style-name="P86">Archon <text:span text:style-name="T147">(Diákonos)</text:span><text:line-break/>20 mužů elitní osobní gardy (síla 5), celkem 100</text:p>
      <text:p text:style-name="P83">Plechový hlavy (síla 4) (200 mužů), celk<text:span text:style-name="T144">em</text:span> 800</text:p>
      <text:p text:style-name="P84">Zbylé kumpanie v městské stráži (síla 3) (800 mužů), celk<text:span text:style-name="T144">em 2400</text:span></text:p>
      <text:p text:style-name="P83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5">Podsvětí (síla 1) – 500 mužů</text:p>
      <text:p text:style-name="P92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5">Gersonova kumpanie<text:line-break/>50 mužů (a počet stále roste), síla 2. Nejsou členy městské gardy, dělaj pro různý menší obchodníky a tak.</text:p>
      <text:h text:style-name="P125" text:outline-level="3">Podsvětí a sítě</text:h>
      <text:p text:style-name="P87">Kudůci z Abydosu<text:line-break/>- stále je platí Doruvos.<text:line-break/>- zbývá jich 15, jsou zalezlí po městě.</text:p>
      <text:p text:style-name="P88"><text:soft-page-break/>Vadorské podsvětí (organizované po čtvrtích)</text:p>
      <text:list xml:id="list521692576" text:style-name="L50">
        <text:list-item>
          <text:p text:style-name="P312">Halarova čtvrť<text:line-break/>šéfem je Šedivák, elf</text:p>
        </text:list-item>
        <text:list-item>
          <text:p text:style-name="P313">Raknosova čtvrť</text:p>
        </text:list-item>
        <text:list-item>
          <text:p text:style-name="P313">Slum<text:line-break/>Wirt není šéf, ale mohl by na to aspirovat.</text:p>
        </text:list-item>
        <text:list-item>
          <text:p text:style-name="P314">Trpaslická čtvrť<text:line-break/>Tady to má pod palcem Norad</text:p>
        </text:list-item>
      </text:list>
      <text:p text:style-name="P89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7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90">Archon má 20 agentů (skill 3)</text:p>
      <text:p text:style-name="P91">Princ má Akiru a její lidi</text:p>
      <text:p text:style-name="P91">Trpaslická banka má Nora<text:span text:style-name="T198">d</text:span>a a jeho lidi</text:p>
      <text:p text:style-name="P101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2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3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4">Dryjáčník<text:line-break/>- alcháč, <text:span text:style-name="T167">drží „zboží“ zdrogované</text:span></text:p>
      <text:p text:style-name="P105">Rychlá parta<text:line-break/>- „přístavní dělníci“ (25 chlapů)</text:p>
      <text:p text:style-name="P106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33" text:outline-level="1">Chapter 5 - dobývání divočiny</text:h>
      <text:p text:style-name="P107">Výprava k lokaci vybrané pro kamenolom – na pobřeží.</text:p>
      <text:p text:style-name="P107">Místo je prokleté</text:p>
      <text:list xml:id="list653278052" text:style-name="L51">
        <text:list-item>
          <text:p text:style-name="P315">Kdo kletbu způsobil?</text:p>
          <text:list>
            <text:list-item>
              <text:p text:style-name="P317">Nejspíš tady zemřel jeden z elfských nekromantů – <text:span text:style-name="T171">při své smrti proklel tohle místo a ty, kdo ho zabili.</text:span></text:p>
            </text:list-item>
          </text:list>
        </text:list-item>
        <text:list-item>
          <text:p text:style-name="P318"><text:soft-page-break/>Na koho ji uvalil a proč?</text:p>
          <text:list>
            <text:list-item>
              <text:p text:style-name="P318">Na někoho místního</text:p>
            </text:list-item>
          </text:list>
        </text:list-item>
        <text:list-item>
          <text:p text:style-name="P319">Koho postihuje?</text:p>
          <text:list>
            <text:list-item>
              <text:p text:style-name="P315">Postupně se to projevuje u různých lidí a vojáků. Každá postava má každý den šanci 1 ze 6, že se u ní kletba projeví.</text:p>
            </text:list-item>
            <text:list-item>
              <text:p text:style-name="P320">Postihuje i zvířata – vlky, medvědy, jeleny a podobně.</text:p>
            </text:list-item>
          </text:list>
        </text:list-item>
        <text:list-item>
          <text:p text:style-name="P316">Jak se projevuje?</text:p>
          <text:list>
            <text:list-item>
              <text:p text:style-name="P321">Z postižených se postupně stávají nemrtví.</text:p>
              <text:list>
                <text:list-item>
                  <text:p text:style-name="P322">Možná mutace do různých druhů nemrtváků <text:span text:style-name="T175">(možná by si hráči mohli házet na náhodné mutace?)</text:span></text:p>
                  <text:list>
                    <text:list-item>
                      <text:p text:style-name="P323">Pomalá zombie se spoustou hpček.</text:p>
                    </text:list-item>
                    <text:list-item>
                      <text:p text:style-name="P323">Rychlá skákavá mrcha.</text:p>
                    </text:list-item>
                    <text:list-item>
                      <text:p text:style-name="P324">Ghůl s paralytickým dotykem.</text:p>
                    </text:list-item>
                  </text:list>
                </text:list-item>
              </text:list>
            </text:list-item>
            <text:list-item>
              <text:p text:style-name="P325"><text:span text:style-name="T177">Varianty mutací (možná bych to mohl házet desítkou nebo i dvacítkou, ať to neprogresí u všech stejně)</text:span>:</text:p>
              <text:list>
                <text:list-item>
                  <text:p text:style-name="P327"><text:span text:style-name="T178">(1) </text:span>Ošklivý, dávivý kašel, vykašlávání fialového hlenu (slabá žíravina).</text:p>
                  <text:list>
                    <text:list-item>
                      <text:p text:style-name="P328">Síla -1, Finesa -1, Duše +2</text:p>
                    </text:list-item>
                  </text:list>
                </text:list-item>
                <text:list-item>
                  <text:p text:style-name="P330"><text:span text:style-name="T178">(2) </text:span>Bujej svaly, na kůži se začnou objevovat rozpraskané mapy <text:span text:style-name="T170">s fialově zářícími okraji</text:span>.</text:p>
                  <text:list>
                    <text:list-item>
                      <text:p text:style-name="P331">Síla +<text:span text:style-name="T176">2</text:span>, <text:span text:style-name="T172">Duše -1, snížená rychlost pohybu.</text:span></text:p>
                    </text:list-item>
                  </text:list>
                </text:list-item>
                <text:list-item>
                  <text:p text:style-name="P329"><text:span text:style-name="T178">(3) </text:span>Pergamenovitá kůže</text:p>
                  <text:list>
                    <text:list-item>
                      <text:p text:style-name="P332"><text:soft-page-break/><text:span text:style-name="T176">Finesa +2, Duše -1, </text:span>Zvýšená pohyblivost – obří skoky, zvýšená rychlost běhu.</text:p>
                    </text:list-item>
                  </text:list>
                </text:list-item>
                <text:list-item>
                  <text:p text:style-name="P333"><text:span text:style-name="T178">(4) </text:span>Hlad a chuť na syrové maso.</text:p>
                  <text:list>
                    <text:list-item>
                      <text:p text:style-name="P334">Síla +1, Finesa +1, Duše -1</text:p>
                    </text:list-item>
                    <text:list-item>
                      <text:p text:style-name="P335">Drápy (zranění beze zbraně +1). Může procnout dvakrát (podruhé se zranění zvýší na +2).</text:p>
                    </text:list-item>
                    <text:list-item>
                      <text:p text:style-name="P336">Požíráním syrového masa se dotyčný léčí (až Síla hpček za den).</text:p>
                    </text:list-item>
                  </text:list>
                </text:list-item>
                <text:list-item>
                  <text:p text:style-name="P330"><text:span text:style-name="T178">(5) </text:span>Dotyčnému začnou fialově svítit oči.</text:p>
                  <text:list>
                    <text:list-item>
                      <text:p text:style-name="P337">Infravidění, citlivost na jasné světlo. <text:span text:style-name="T179">Nevýhoda na denním světle.</text:span></text:p>
                    </text:list-item>
                  </text:list>
                </text:list-item>
                <text:list-item>
                  <text:p text:style-name="P338">(6) Žízeň po krvi.</text:p>
                  <text:list>
                    <text:list-item>
                      <text:p text:style-name="P339">Zvětšené tesáky.</text:p>
                    </text:list-item>
                    <text:list-item>
                      <text:p text:style-name="P340">Když se napije, paralyzuje dotykem <text:span text:style-name="T181">(zranění bojem zblízka +6kz – paralýza. Jen jednou, pak se zas musí napít krve)</text:span>.</text:p>
                      <text:list>
                        <text:list-item>
                          <text:p text:style-name="P341">cítíš, jak tě brněj ruce. Když je dáš k sobě, přeskočí mezi nimi výboj.</text:p>
                        </text:list-item>
                      </text:list>
                    </text:list-item>
                  </text:list>
                </text:list-item>
                <text:list-item>
                  <text:p text:style-name="P325">v posledním <text:span text:style-name="T180">stádiu</text:span> dotyčný umírá a stává se z něj nehmotný duch.</text:p>
                </text:list-item>
              </text:list>
            </text:list-item>
          </text:list>
        </text:list-item>
        <text:list-item>
          <text:p text:style-name="P315">Jak ji lze zlomit?</text:p>
          <text:list>
            <text:list-item>
              <text:p text:style-name="P315">Dungeon.</text:p>
            </text:list-item>
            <text:list-item>
              <text:p text:style-name="P326">Duchové k tomu asi budou mít co říct, ale jen když u nich bude kletba utlumena – možná provedením nějakého rituálu v podzemí.</text:p>
              <text:list>
                <text:list-item>
                  <text:p text:style-name="P342"><text:soft-page-break/>Díky nějakému předmětu budou vidět duchové – ti tam v jedné místnosti provádějí rituál. Když postavy ve fyzickém světě udělají to samé a odříkají to, co říkají duchové, kletbu tím zlomí.</text:p>
                </text:list-item>
              </text:list>
            </text:list-item>
            <text:list-item>
              <text:p text:style-name="P152">Možná by to mohl způsobo<text:span text:style-name="T173">v</text:span>at nějakej brouk <text:span text:style-name="T174">(to je asi moc hnusný).</text:span></text:p>
              <text:list>
                <text:list-item>
                  <text:p text:style-name="P343">V tom případě by tam někde mohly bejt zápisky elfů, kteří tím byli poprvé postiženi. Nebo vize <text:span text:style-name="T174">(vize, viz výše)</text:span>.</text:p>
                </text:list-item>
                <text:list-item>
                  <text:p text:style-name="P344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45">Mohlo by to bejt rozmístěné na různých místech dungeonu.</text:p>
                    </text:list-item>
                  </text:list>
                </text:list-item>
                <text:list-item>
                  <text:p text:style-name="P153">Nekromant při své smrti otevřel ústa a vyblil proud brouků, kteří se vrhli na útočníky.</text:p>
                </text:list-item>
              </text:list>
            </text:list-item>
          </text:list>
        </text:list-item>
      </text:list>
      <text:p text:style-name="P6"><text:a xlink:type="simple" xlink:href="https://iceandruin.blogspot.com/2018/03/help-make-hex-describe-best-thing-ever.html" text:style-name="Internet_20_link" text:visited-style-name="Visited_20_Internet_20_Link"><text:span text:style-name="T182">https://iceandruin.blogspot.com/2018/03/help-make-hex-describe-best-thing-ever.html</text:span></text:a><text:span text:style-name="T182"> </text:span></text:p>
      <text:h text:style-name="Heading_20_1" text:outline-level="1">The Unravelling</text:h>
      <text:p text:style-name="P114">Doruvos má něco za lubem. Potřebujeme vás ve městě co nejdřív.</text:p>
      <text:p text:style-name="P7"><text:span text:style-name="T183">A.</text:span><text:span text:style-name="T182"> <text:s text:c="7"/></text:span></text:p>
      <text:p text:style-name="P108">Doruvosův syn <text:s/>Adonis <text:span text:style-name="T192">dorazil s 12 falangami.</text:span></text:p>
      <text:list xml:id="list888178534" text:style-name="L52">
        <text:list-item>
          <text:p text:style-name="P346">Dezertoval z armády Dórského daidocha.</text:p>
        </text:list-item>
        <text:list-item>
          <text:p text:style-name="P346"><text:soft-page-break/>Spolu s Doruvosem mají v plánu obsadit nejen Vadoru, ale i další Icénské města kolem.</text:p>
        </text:list-item>
      </text:list>
      <text:p text:style-name="P111">Doruvosovy akce:</text:p>
      <text:list xml:id="list808929624" text:style-name="L53">
        <text:list-item>
          <text:p text:style-name="P348"><text:span text:style-name="T194">N</text:span>echá zavřít <text:span text:style-name="T193">a</text:span>rchona <text:span text:style-name="T192">Diákona</text:span>.</text:p>
          <text:list>
            <text:list-item>
              <text:p text:style-name="P349">Dórského senátora Astiose (zbohatnul díky archonovi) nechá Doruvos <text:span text:style-name="T197">popravit</text:span> a zabere jeho majetek.</text:p>
            </text:list-item>
            <text:list-item>
              <text:p text:style-name="P351">Bude ukřižován přímo na Agoře.</text:p>
            </text:list-item>
          </text:list>
        </text:list-item>
        <text:list-item>
          <text:p text:style-name="P348">Hierofant <text:span text:style-name="T192">Adiros</text:span> se oficiálně postaví <text:span text:style-name="T192">za Doruvose</text:span> a vysvětí ho jako Áronova velekněze (zřejmě pod nátlakem).</text:p>
          <text:list>
            <text:list-item>
              <text:p text:style-name="P352"><text:span text:style-name="T193">Dórští senátoři </text:span>Demetrius a Artemon stáli za hierofantem - budou teď podporovat Doruvose.</text:p>
            </text:list-item>
          </text:list>
        </text:list-item>
        <text:list-item>
          <text:p text:style-name="P352"><text:span text:style-name="T193">Dórští senátoři </text:span>Aegidius, Xemnón a Gilias jsou od začátku pro Doruvose. Čeká je povýšení.</text:p>
        </text:list-item>
        <text:list-item>
          <text:p text:style-name="P347"><text:span text:style-name="T195">P</text:span>odnikne zátah proti monarchistům.</text:p>
          <text:list>
            <text:list-item>
              <text:p text:style-name="P347">Kudůk Berut skončí v žaláři, <text:span text:style-name="T193">přeživší </text:span>Dabarani na útěku.</text:p>
            </text:list-item>
            <text:list-item>
              <text:p text:style-name="P354">Princ Godrin z rodu Dabaranů utekl do Baradry (kterou bude zanedlouho oblehne Adonis).</text:p>
            </text:list-item>
          </text:list>
        </text:list-item>
        <text:list-item>
          <text:p text:style-name="P350">Demokrat (hobit Philosir) skončí v žáláři, pak bude poslán do vyhnanství.</text:p>
        </text:list-item>
        <text:list-item>
          <text:p text:style-name="P356">Rozpustil senát, nastolil tyranii.</text:p>
          <text:list>
            <text:list-item>
              <text:p text:style-name="P353">Konzervativci (Arvad, Aradus) <text:span text:style-name="T196">byli zbaveni svých senároských práv.</text:span></text:p>
            </text:list-item>
            <text:list-item>
              <text:p text:style-name="P356"><text:soft-page-break/>Daně se odteď neplatí dobrovolně, ale povinně. Zatím je platí jen měšťané. Časem přijde clo, nejdřív v přístavu, pak i v branách.</text:p>
            </text:list-item>
          </text:list>
        </text:list-item>
      </text:list>
      <text:p text:style-name="P111">Výhledově</text:p>
      <text:list xml:id="list3922430622" text:style-name="L54">
        <text:list-item>
          <text:p text:style-name="P358">Dórský daidoch nebude chtít nechat Adonisovu dezerci nepotrestanou, takže časem pošle trestnou výpravu. Zřejmě podstatně víc než 12 lodí.</text:p>
        </text:list-item>
        <text:list-item>
          <text:p text:style-name="P360"><text:span text:style-name="T186">A</text:span><text:span text:style-name="T182">donis bude chtít převzít moc (ale asi až poté, co obsadí okolní města).</text:span></text:p>
        </text:list-item>
      </text:list>
      <text:p text:style-name="P110">Gersonova kumpanie</text:p>
      <text:list xml:id="list3466124639" text:style-name="L55">
        <text:list-item>
          <text:p text:style-name="P362"><text:span text:style-name="T185">původně </text:span><text:span text:style-name="T184">50 mužů, síla 2</text:span></text:p>
        </text:list-item>
        <text:list-item>
          <text:p text:style-name="P361"><text:span text:style-name="T184">D</text:span><text:span text:style-name="T182">ost se rozrostla, nyní tak 150.</text:span></text:p>
        </text:list-item>
        <text:list-item>
          <text:p text:style-name="P361"><text:span text:style-name="T182">Původně se nechávala najímat od bohatých měšťanů, to teď skončí. Doruvos vyhlásí </text:span><text:span text:style-name="T190">zákon, který měšťanům povoluje jen minimální osobní stráž, takže většina žoldáků je na dlažbě.</text:span></text:p>
        </text:list-item>
      </text:list>
      <text:p text:style-name="P109">Trpaslická banka? (Bodran)</text:p>
      <text:list xml:id="list2670100520" text:style-name="L56">
        <text:list-item>
          <text:p text:style-name="P363"><text:span text:style-name="T187">P</text:span><text:span text:style-name="T184">lechové hlavy budou bránit Dabarany. </text:span><text:span text:style-name="T187">Většina jich při tom padne. Zbytek se stáhne do Opuštěné pevnosti.</text:span></text:p>
          <text:list>
            <text:list-item>
              <text:p text:style-name="P364"><text:span text:style-name="T187">G</text:span><text:span text:style-name="T182">ambek přežil. Bude šéfovat pevnosti.</text:span></text:p>
            </text:list-item>
          </text:list>
        </text:list-item>
        <text:list-item>
          <text:p text:style-name="P363"><text:span text:style-name="T189">B</text:span><text:span text:style-name="T184">anka se od toho bude distancovat. Přijde tím o plechové hlavy </text:span><text:span text:style-name="T189">(z větší části)</text:span><text:span text:style-name="T184">, ale zachová si neutralitu. </text:span><text:span text:style-name="T188">Doruvos jí bude dlužit spoustu peněz.</text:span></text:p>
        </text:list-item>
      </text:list>
      <text:p text:style-name="P112">Základna je zabavena (coby majetek Dabaranů).</text:p>
      <text:list xml:id="list3248491488" text:style-name="L57">
        <text:list-item>
          <text:p text:style-name="P357"><text:soft-page-break/>Domácího (kudůka, kterého sehnal Belzebák) vězní (ještě pořád) a vyslýchají. Tvrdí jim, že dům je pronajatej. Chtějí po něm smlouvu, tu samozřejmě ukázat nemůže.</text:p>
        </text:list-item>
      </text:list>
      <text:p text:style-name="P112">Co Akira?</text:p>
      <text:list xml:id="list4244582194" text:style-name="L58">
        <text:list-item>
          <text:p text:style-name="P355">Je zraněná, zalezlá někde ve slumech. Půjde se po ní doptat.</text:p>
        </text:list-item>
      </text:list>
      <text:p text:style-name="P113">Halara budou chtít popravit</text:p>
      <text:list xml:id="list2614191796" text:style-name="L59">
        <text:list-item>
          <text:p text:style-name="P359">Snažil se prodat listinu, kterou mu kdysi prodaly postavy a nabídnul ji špatné straně.</text:p>
        </text:list-item>
      </text:list>
      <text:p text:style-name="P113">Černej zub (otrokář, starej známej druhé skupiny) se brzo nastěhuje do divočiny.</text:p>
      <text:p text:style-name="P113">Černí bratři taky vyrazí do divočiny.</text:p>
      <text:h text:style-name="Heading_20_1" text:outline-level="1">Chapter 6 – reconquest of Vadora</text:h>
      <text:list xml:id="list2318657890" text:style-name="L60">
        <text:list-item>
          <text:p text:style-name="P366"><text:span text:style-name="T200">D</text:span><text:span text:style-name="T199">oruvosův syn obsadil Abydos a začal obléhat Baradru.</text:span></text:p>
        </text:list-item>
        <text:list-item>
          <text:p text:style-name="P367">Doruvos oznámil trpaslické bance, že dluhy splatit nehodlá.</text:p>
          <text:list>
            <text:list-item>
              <text:p text:style-name="P370"><text:span text:style-name="T200">B</text:span><text:span text:style-name="T199">anka ruší operaci na čištění Divočiny (zaplatí kompenzaci)</text:span></text:p>
            </text:list-item>
          </text:list>
        </text:list-item>
        <text:list-item>
          <text:p text:style-name="P365"><text:span text:style-name="T201">Princ Godrin je obležený v Baradře.</text:span><text:span text:style-name="T200"> </text:span><text:span text:style-name="T202">Bude třeba ho dostat ven.</text:span></text:p>
        </text:list-item>
      </text:list>
      <text:p text:style-name="P115"><text:span text:style-name="T202">K</text:span><text:span text:style-name="T199">umpanii najde posel od trpaslické banky.</text:span></text:p>
      <text:list xml:id="list2258746278" text:style-name="L61">
        <text:list-item>
          <text:p text:style-name="P368">Pozve postavy i kumpanii do Pevnosti.</text:p>
          <text:list>
            <text:list-item>
              <text:p text:style-name="P368">Trpaslíci opravili bránu a postavili dřevěný most do boční věže.</text:p>
            </text:list-item>
          </text:list>
        </text:list-item>
      </text:list>
      <text:list xml:id="list3550894242" text:style-name="L62">
        <text:list-item>
          <text:p text:style-name="P371"><text:soft-page-break/><text:span text:style-name="T204">Posel p</text:span><text:span text:style-name="T203">ostavám předá dopis od Akiry </text:span><text:span text:style-name="T204">(info o tom, že princ je v obležené Baradře a je ho třeba dostat ven)</text:span><text:span text:style-name="T203">.</text:span></text:p>
          <text:list>
            <text:list-item>
              <text:p text:style-name="P372"><text:span text:style-name="T203">B</text:span><text:span text:style-name="T199">aradra je pod námořní blokádou Doruvosových trirém, žádná loď nemůže dovnitř ani ven.</text:span></text:p>
            </text:list-item>
            <text:list-item>
              <text:p text:style-name="P369">Jde přeplout člunem na kontinent, ale tam bude princ chtít doprovod (může tam vyrazit i část plechových hlav).</text:p>
            </text:list-item>
          </text:list>
        </text:list-item>
      </text:list>
      <text:h text:style-name="Heading_20_2" text:outline-level="2">The Rescue?</text:h>
      <text:p text:style-name="P373">Doruvosův syn Adonis dorazil původně s 12 falangama (12 lodí). <text:span text:style-name="T205">Doruvos měl původně 3 falangy.</text:span></text:p>
      <text:p text:style-name="P374">Baradra měla 8 lodí (ale jen několik velkých). 2 z nich zajal Adonis.</text:p>
      <text:p text:style-name="P379">Adonis bude asi v paláci.</text:p>
      <text:p text:style-name="P378">Princ godrin je uvězněn v paláci (je tam podzemní žalář).</text:p>
      <text:p text:style-name="P375">Baradra se brání</text:p>
      <text:list xml:id="list3546770761" text:style-name="L63">
        <text:list-item>
          <text:p text:style-name="P376">6 lodí Baradry bylo pryč, protože měly za úkol najmout a přivést žoldáky. Nestihly to, připlujou až teď.</text:p>
        </text:list-item>
        <text:list-item>
          <text:p text:style-name="P377">Vylodění a útok proběhne v noci. Asi bude taky nějakej boj na lodích.</text:p>
        </text:list-item>
      </text:list>
      <text:p text:style-name="P378">Akira přijde s tím, že se zkontaktovala s odbojem. <text:span text:style-name="T206">Místní jsou ochotni pomoct se záchranou prince, ostatně sami potřebují palác dobýt.</text:span></text:p>
      <text:list xml:id="list1769876634" text:style-name="L64">
        <text:list-item>
          <text:p text:style-name="P380">Blbý je, že informace, že prince je vězněnej v paláci, přijde od Akiry – hráči to ale asi stejně nejspíš tuší, takže by to nemuselo až tak vad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2-08T14:41:53.565000000</dc:date>
    <meta:print-date>2113-01-01T00:00:00</meta:print-date>
    <meta:editing-cycles>10547</meta:editing-cycles>
    <meta:editing-duration>P32DT11H11M33S</meta:editing-duration>
    <meta:generator>LibreOffice/6.0.5.2$Windows_X86_64 LibreOffice_project/54c8cbb85f300ac59db32fe8a675ff7683cd5a16</meta:generator>
    <meta:document-statistic meta:table-count="0" meta:image-count="0" meta:object-count="0" meta:page-count="39" meta:paragraph-count="521" meta:word-count="5267" meta:character-count="31029" meta:non-whitespace-character-count="26510"/>
  </office:meta>
</office:document-meta>
</file>